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Ë翁￥" svg:font-family="Ë翁￥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Ë翁￥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4.21pt" svg:y="37.64pt">
            <loext:p draw:notify-on-update-of-ranges="Sheet1.B1:Sheet1.B187 Sheet1.C1:Sheet1.C1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79.23pt" svg:y="36.91pt">
            <loext:p draw:notify-on-update-of-ranges="Sheet1.F1:Sheet1.F213 Sheet1.G1:Sheet1.G2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744845" calcext:value-type="float">
            <text:p>0.744845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.17246" calcext:value-type="float">
            <text:p>1.17246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48969" calcext:value-type="float">
            <text:p>1.48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.33325" calcext:value-type="float">
            <text:p>2.3332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23454" calcext:value-type="float">
            <text:p>2.23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3.48248" calcext:value-type="float">
            <text:p>3.4824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97938" calcext:value-type="float">
            <text:p>2.97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4.62029" calcext:value-type="float">
            <text:p>4.62029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72423" calcext:value-type="float">
            <text:p>3.724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5.74677" calcext:value-type="float">
            <text:p>5.7467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.46907" calcext:value-type="float">
            <text:p>4.46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6.86205" calcext:value-type="float">
            <text:p>6.8620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.21392" calcext:value-type="float">
            <text:p>5.21392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7.96622" calcext:value-type="float">
            <text:p>7.9662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.95876" calcext:value-type="float">
            <text:p>5.95876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9.05941" calcext:value-type="float">
            <text:p>9.0594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.70361" calcext:value-type="float">
            <text:p>6.70361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0.1417" calcext:value-type="float">
            <text:p>10.141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.44845" calcext:value-type="float">
            <text:p>7.44845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1.2133" calcext:value-type="float">
            <text:p>11.213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.1933" calcext:value-type="float">
            <text:p>8.1933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2.2742" calcext:value-type="float">
            <text:p>12.274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.93814" calcext:value-type="float">
            <text:p>8.93814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3.3245" calcext:value-type="float">
            <text:p>13.3245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.68299" calcext:value-type="float">
            <text:p>9.68299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4.3644" calcext:value-type="float">
            <text:p>14.364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.4278" calcext:value-type="float">
            <text:p>10.4278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5.3939" calcext:value-type="float">
            <text:p>15.39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1727" calcext:value-type="float">
            <text:p>11.1727</text:p>
          </table:table-cell>
          <table:table-cell office:value-type="float" office:value="0.009995" calcext:value-type="float">
            <text:p>0.00999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.4132" calcext:value-type="float">
            <text:p>16.4132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9175" calcext:value-type="float">
            <text:p>11.9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7.4223" calcext:value-type="float">
            <text:p>17.4223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.6624" calcext:value-type="float">
            <text:p>12.6624</text:p>
          </table:table-cell>
          <table:table-cell office:value-type="float" office:value="-0.06001" calcext:value-type="float">
            <text:p>-0.0600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8.4214" calcext:value-type="float">
            <text:p>18.4214</text:p>
          </table:table-cell>
          <table:table-cell office:value-type="float" office:value="-1.37" calcext:value-type="float">
            <text:p>-1.3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4072" calcext:value-type="float">
            <text:p>13.4072</text:p>
          </table:table-cell>
          <table:table-cell office:value-type="float" office:value="-0.24001" calcext:value-type="float">
            <text:p>-0.2400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.4106" calcext:value-type="float">
            <text:p>19.4106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1521" calcext:value-type="float">
            <text:p>14.1521</text:p>
          </table:table-cell>
          <table:table-cell office:value-type="float" office:value="-0.65001" calcext:value-type="float">
            <text:p>-0.6500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0.3899" calcext:value-type="float">
            <text:p>20.3899</text:p>
          </table:table-cell>
          <table:table-cell office:value-type="float" office:value="-2.29" calcext:value-type="float">
            <text:p>-2.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8969" calcext:value-type="float">
            <text:p>14.8969</text:p>
          </table:table-cell>
          <table:table-cell office:value-type="float" office:value="-1.09001" calcext:value-type="float">
            <text:p>-1.0900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1.3595" calcext:value-type="float">
            <text:p>21.3595</text:p>
          </table:table-cell>
          <table:table-cell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.6417" calcext:value-type="float">
            <text:p>15.6417</text:p>
          </table:table-cell>
          <table:table-cell office:value-type="float" office:value="-1.56001" calcext:value-type="float">
            <text:p>-1.5600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2.3194" calcext:value-type="float">
            <text:p>22.3194</text:p>
          </table:table-cell>
          <table:table-cell office:value-type="float" office:value="-3.11" calcext:value-type="float">
            <text:p>-3.1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.3866" calcext:value-type="float">
            <text:p>16.3866</text:p>
          </table:table-cell>
          <table:table-cell office:value-type="float" office:value="-1.98001" calcext:value-type="float">
            <text:p>-1.9800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3.2698" calcext:value-type="float">
            <text:p>23.269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.1314" calcext:value-type="float">
            <text:p>17.1314</text:p>
          </table:table-cell>
          <table:table-cell office:value-type="float" office:value="-2.39" calcext:value-type="float">
            <text:p>-2.39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4.2107" calcext:value-type="float">
            <text:p>24.2107</text:p>
          </table:table-cell>
          <table:table-cell office:value-type="float" office:value="-4.38" calcext:value-type="float">
            <text:p>-4.3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.8763" calcext:value-type="float">
            <text:p>17.8763</text:p>
          </table:table-cell>
          <table:table-cell office:value-type="float" office:value="-2.68001" calcext:value-type="float">
            <text:p>-2.6800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5.1422" calcext:value-type="float">
            <text:p>25.1422</text:p>
          </table:table-cell>
          <table:table-cell office:value-type="float" office:value="-4.81" calcext:value-type="float">
            <text:p>-4.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.6211" calcext:value-type="float">
            <text:p>18.6211</text:p>
          </table:table-cell>
          <table:table-cell office:value-type="float" office:value="-3.05" calcext:value-type="float">
            <text:p>-3.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6.0645" calcext:value-type="float">
            <text:p>26.0645</text:p>
          </table:table-cell>
          <table:table-cell office:value-type="float" office:value="-5.29" calcext:value-type="float">
            <text:p>-5.2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.366" calcext:value-type="float">
            <text:p>19.366</text:p>
          </table:table-cell>
          <table:table-cell office:value-type="float" office:value="-3.39" calcext:value-type="float">
            <text:p>-3.3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6.9776" calcext:value-type="float">
            <text:p>26.9776</text:p>
          </table:table-cell>
          <table:table-cell office:value-type="float" office:value="-5.81" calcext:value-type="float">
            <text:p>-5.8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0.1108" calcext:value-type="float">
            <text:p>20.1108</text:p>
          </table:table-cell>
          <table:table-cell office:value-type="float" office:value="-3.78001" calcext:value-type="float">
            <text:p>-3.780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7.8816" calcext:value-type="float">
            <text:p>27.8816</text:p>
          </table:table-cell>
          <table:table-cell office:value-type="float" office:value="-6.35" calcext:value-type="float">
            <text:p>-6.3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.8557" calcext:value-type="float">
            <text:p>20.8557</text:p>
          </table:table-cell>
          <table:table-cell office:value-type="float" office:value="-4.23001" calcext:value-type="float">
            <text:p>-4.2300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8.7767" calcext:value-type="float">
            <text:p>28.7767</text:p>
          </table:table-cell>
          <table:table-cell office:value-type="float" office:value="-6.95" calcext:value-type="float">
            <text:p>-6.9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.6005" calcext:value-type="float">
            <text:p>21.6005</text:p>
          </table:table-cell>
          <table:table-cell office:value-type="float" office:value="-4.73001" calcext:value-type="float">
            <text:p>-4.7300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9.6628" calcext:value-type="float">
            <text:p>29.6628</text:p>
          </table:table-cell>
          <table:table-cell office:value-type="float" office:value="-7.59" calcext:value-type="float">
            <text:p>-7.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3454" calcext:value-type="float">
            <text:p>22.3454</text:p>
          </table:table-cell>
          <table:table-cell office:value-type="float" office:value="-5.24001" calcext:value-type="float">
            <text:p>-5.240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5401" calcext:value-type="float">
            <text:p>30.5401</text:p>
          </table:table-cell>
          <table:table-cell office:value-type="float" office:value="-8.21" calcext:value-type="float">
            <text:p>-8.2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.0902" calcext:value-type="float">
            <text:p>23.0902</text:p>
          </table:table-cell>
          <table:table-cell office:value-type="float" office:value="-5.78001" calcext:value-type="float">
            <text:p>-5.7800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31.4087" calcext:value-type="float">
            <text:p>31.4087</text:p>
          </table:table-cell>
          <table:table-cell office:value-type="float" office:value="-8.89" calcext:value-type="float">
            <text:p>-8.8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.835" calcext:value-type="float">
            <text:p>23.835</text:p>
          </table:table-cell>
          <table:table-cell office:value-type="float" office:value="-6.3" calcext:value-type="float">
            <text:p>-6.3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32.2686" calcext:value-type="float">
            <text:p>32.2686</text:p>
          </table:table-cell>
          <table:table-cell office:value-type="float" office:value="-9.55" calcext:value-type="float">
            <text:p>-9.5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5799" calcext:value-type="float">
            <text:p>24.5799</text:p>
          </table:table-cell>
          <table:table-cell office:value-type="float" office:value="-6.76001" calcext:value-type="float">
            <text:p>-6.760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33.12" calcext:value-type="float">
            <text:p>33.12</text:p>
          </table:table-cell>
          <table:table-cell office:value-type="float" office:value="-10.19" calcext:value-type="float">
            <text:p>-10.19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.3247" calcext:value-type="float">
            <text:p>25.3247</text:p>
          </table:table-cell>
          <table:table-cell office:value-type="float" office:value="-7.19" calcext:value-type="float">
            <text:p>-7.19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33.9629" calcext:value-type="float">
            <text:p>33.9629</text:p>
          </table:table-cell>
          <table:table-cell office:value-type="float" office:value="-10.83" calcext:value-type="float">
            <text:p>-10.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.0696" calcext:value-type="float">
            <text:p>26.0696</text:p>
          </table:table-cell>
          <table:table-cell office:value-type="float" office:value="-7.60001" calcext:value-type="float">
            <text:p>-7.6000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4.7974" calcext:value-type="float">
            <text:p>34.7974</text:p>
          </table:table-cell>
          <table:table-cell office:value-type="float" office:value="-11.46" calcext:value-type="float">
            <text:p>-11.4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.8144" calcext:value-type="float">
            <text:p>26.8144</text:p>
          </table:table-cell>
          <table:table-cell office:value-type="float" office:value="-8.02" calcext:value-type="float">
            <text:p>-8.0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35.6236" calcext:value-type="float">
            <text:p>35.6236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.5593" calcext:value-type="float">
            <text:p>27.5593</text:p>
          </table:table-cell>
          <table:table-cell office:value-type="float" office:value="-8.46001" calcext:value-type="float">
            <text:p>-8.4600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36.4416" calcext:value-type="float">
            <text:p>36.4416</text:p>
          </table:table-cell>
          <table:table-cell office:value-type="float" office:value="-12.73" calcext:value-type="float">
            <text:p>-12.7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.3041" calcext:value-type="float">
            <text:p>28.3041</text:p>
          </table:table-cell>
          <table:table-cell office:value-type="float" office:value="-8.97" calcext:value-type="float">
            <text:p>-8.97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37.2515" calcext:value-type="float">
            <text:p>37.2515</text:p>
          </table:table-cell>
          <table:table-cell office:value-type="float" office:value="-13.4" calcext:value-type="float">
            <text:p>-13.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.049" calcext:value-type="float">
            <text:p>29.049</text:p>
          </table:table-cell>
          <table:table-cell office:value-type="float" office:value="-9.54001" calcext:value-type="float">
            <text:p>-9.540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38.0533" calcext:value-type="float">
            <text:p>38.0533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7938" calcext:value-type="float">
            <text:p>29.7938</text:p>
          </table:table-cell>
          <table:table-cell office:value-type="float" office:value="-10.15" calcext:value-type="float">
            <text:p>-10.1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8.8471" calcext:value-type="float">
            <text:p>38.8471</text:p>
          </table:table-cell>
          <table:table-cell office:value-type="float" office:value="-14.79" calcext:value-type="float">
            <text:p>-14.7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.5387" calcext:value-type="float">
            <text:p>30.5387</text:p>
          </table:table-cell>
          <table:table-cell office:value-type="float" office:value="-10.78" calcext:value-type="float">
            <text:p>-10.78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39.633" calcext:value-type="float">
            <text:p>39.633</text:p>
          </table:table-cell>
          <table:table-cell office:value-type="float" office:value="-15.53" calcext:value-type="float">
            <text:p>-15.5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.2835" calcext:value-type="float">
            <text:p>31.2835</text:p>
          </table:table-cell>
          <table:table-cell office:value-type="float" office:value="-11.38" calcext:value-type="float">
            <text:p>-11.3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0.4111" calcext:value-type="float">
            <text:p>40.4111</text:p>
          </table:table-cell>
          <table:table-cell office:value-type="float" office:value="-16.31" calcext:value-type="float">
            <text:p>-16.3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.0283" calcext:value-type="float">
            <text:p>32.0283</text:p>
          </table:table-cell>
          <table:table-cell office:value-type="float" office:value="-11.96" calcext:value-type="float">
            <text:p>-11.9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41.1815" calcext:value-type="float">
            <text:p>41.1815</text:p>
          </table:table-cell>
          <table:table-cell office:value-type="float" office:value="-17.09" calcext:value-type="float">
            <text:p>-17.0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.7732" calcext:value-type="float">
            <text:p>32.7732</text:p>
          </table:table-cell>
          <table:table-cell office:value-type="float" office:value="-12.53" calcext:value-type="float">
            <text:p>-12.5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1.9442" calcext:value-type="float">
            <text:p>41.9442</text:p>
          </table:table-cell>
          <table:table-cell office:value-type="float" office:value="-17.87" calcext:value-type="float">
            <text:p>-17.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.518" calcext:value-type="float">
            <text:p>33.518</text:p>
          </table:table-cell>
          <table:table-cell office:value-type="float" office:value="-13.12" calcext:value-type="float">
            <text:p>-13.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2.6993" calcext:value-type="float">
            <text:p>42.6993</text:p>
          </table:table-cell>
          <table:table-cell office:value-type="float" office:value="-18.67" calcext:value-type="float">
            <text:p>-18.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.2629" calcext:value-type="float">
            <text:p>34.2629</text:p>
          </table:table-cell>
          <table:table-cell office:value-type="float" office:value="-13.92" calcext:value-type="float">
            <text:p>-13.9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43.4469" calcext:value-type="float">
            <text:p>43.4469</text:p>
          </table:table-cell>
          <table:table-cell office:value-type="float" office:value="-19.49" calcext:value-type="float">
            <text:p>-19.4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.0077" calcext:value-type="float">
            <text:p>35.0077</text:p>
          </table:table-cell>
          <table:table-cell office:value-type="float" office:value="-14.6" calcext:value-type="float">
            <text:p>-14.6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44.187" calcext:value-type="float">
            <text:p>44.187</text:p>
          </table:table-cell>
          <table:table-cell office:value-type="float" office:value="-20.33" calcext:value-type="float">
            <text:p>-20.3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.7526" calcext:value-type="float">
            <text:p>35.7526</text:p>
          </table:table-cell>
          <table:table-cell office:value-type="float" office:value="-15.29" calcext:value-type="float">
            <text:p>-15.29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44.9198" calcext:value-type="float">
            <text:p>44.9198</text:p>
          </table:table-cell>
          <table:table-cell office:value-type="float" office:value="-21.18" calcext:value-type="float">
            <text:p>-21.1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.4974" calcext:value-type="float">
            <text:p>36.4974</text:p>
          </table:table-cell>
          <table:table-cell office:value-type="float" office:value="-15.96" calcext:value-type="float">
            <text:p>-15.9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45.6453" calcext:value-type="float">
            <text:p>45.6453</text:p>
          </table:table-cell>
          <table:table-cell office:value-type="float" office:value="-22.04" calcext:value-type="float">
            <text:p>-22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2423" calcext:value-type="float">
            <text:p>37.2423</text:p>
          </table:table-cell>
          <table:table-cell office:value-type="float" office:value="-16.65" calcext:value-type="float">
            <text:p>-16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3636" calcext:value-type="float">
            <text:p>46.3636</text:p>
          </table:table-cell>
          <table:table-cell office:value-type="float" office:value="-22.91" calcext:value-type="float">
            <text:p>-22.9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7.9871" calcext:value-type="float">
            <text:p>37.9871</text:p>
          </table:table-cell>
          <table:table-cell office:value-type="float" office:value="-17.54" calcext:value-type="float">
            <text:p>-17.54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47.0747" calcext:value-type="float">
            <text:p>47.0747</text:p>
          </table:table-cell>
          <table:table-cell office:value-type="float" office:value="-23.86" calcext:value-type="float">
            <text:p>-23.8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8.7319" calcext:value-type="float">
            <text:p>38.7319</text:p>
          </table:table-cell>
          <table:table-cell office:value-type="float" office:value="-18.36" calcext:value-type="float">
            <text:p>-18.36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47.7788" calcext:value-type="float">
            <text:p>47.7788</text:p>
          </table:table-cell>
          <table:table-cell office:value-type="float" office:value="-25.05" calcext:value-type="float">
            <text:p>-25.0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9.4768" calcext:value-type="float">
            <text:p>39.4768</text:p>
          </table:table-cell>
          <table:table-cell office:value-type="float" office:value="-19.17" calcext:value-type="float">
            <text:p>-19.17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48.4758" calcext:value-type="float">
            <text:p>48.4758</text:p>
          </table:table-cell>
          <table:table-cell office:value-type="float" office:value="-25.96" calcext:value-type="float">
            <text:p>-25.9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0.2216" calcext:value-type="float">
            <text:p>40.2216</text:p>
          </table:table-cell>
          <table:table-cell office:value-type="float" office:value="-19.92" calcext:value-type="float">
            <text:p>-19.92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49.1659" calcext:value-type="float">
            <text:p>49.1659</text:p>
          </table:table-cell>
          <table:table-cell office:value-type="float" office:value="-26.87" calcext:value-type="float">
            <text:p>-26.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0.9665" calcext:value-type="float">
            <text:p>40.9665</text:p>
          </table:table-cell>
          <table:table-cell office:value-type="float" office:value="-20.67" calcext:value-type="float">
            <text:p>-20.6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9.8492" calcext:value-type="float">
            <text:p>49.8492</text:p>
          </table:table-cell>
          <table:table-cell office:value-type="float" office:value="-27.83" calcext:value-type="float">
            <text:p>-27.8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1.7113" calcext:value-type="float">
            <text:p>41.7113</text:p>
          </table:table-cell>
          <table:table-cell office:value-type="float" office:value="-21.42" calcext:value-type="float">
            <text:p>-21.42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50.5256" calcext:value-type="float">
            <text:p>50.5256</text:p>
          </table:table-cell>
          <table:table-cell office:value-type="float" office:value="-28.79" calcext:value-type="float">
            <text:p>-28.7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2.4562" calcext:value-type="float">
            <text:p>42.4562</text:p>
          </table:table-cell>
          <table:table-cell office:value-type="float" office:value="-22.2" calcext:value-type="float">
            <text:p>-22.2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51.1953" calcext:value-type="float">
            <text:p>51.1953</text:p>
          </table:table-cell>
          <table:table-cell office:value-type="float" office:value="-29.78" calcext:value-type="float">
            <text:p>-29.7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43.201" calcext:value-type="float">
            <text:p>43.201</text:p>
          </table:table-cell>
          <table:table-cell office:value-type="float" office:value="-22.99" calcext:value-type="float">
            <text:p>-22.99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51.8584" calcext:value-type="float">
            <text:p>51.8584</text:p>
          </table:table-cell>
          <table:table-cell office:value-type="float" office:value="-30.77" calcext:value-type="float">
            <text:p>-30.77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3.9459" calcext:value-type="float">
            <text:p>43.9459</text:p>
          </table:table-cell>
          <table:table-cell office:value-type="float" office:value="-23.8" calcext:value-type="float">
            <text:p>-23.8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52.5148" calcext:value-type="float">
            <text:p>52.5148</text:p>
          </table:table-cell>
          <table:table-cell office:value-type="float" office:value="-31.81" calcext:value-type="float">
            <text:p>-31.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4.6907" calcext:value-type="float">
            <text:p>44.6907</text:p>
          </table:table-cell>
          <table:table-cell office:value-type="float" office:value="-24.6" calcext:value-type="float">
            <text:p>-24.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3.1648" calcext:value-type="float">
            <text:p>53.1648</text:p>
          </table:table-cell>
          <table:table-cell office:value-type="float" office:value="-32.86" calcext:value-type="float">
            <text:p>-32.8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45.4356" calcext:value-type="float">
            <text:p>45.4356</text:p>
          </table:table-cell>
          <table:table-cell office:value-type="float" office:value="-25.42" calcext:value-type="float">
            <text:p>-25.42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53.8082" calcext:value-type="float">
            <text:p>53.8082</text:p>
          </table:table-cell>
          <table:table-cell office:value-type="float" office:value="-33.92" calcext:value-type="float">
            <text:p>-33.9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6.1804" calcext:value-type="float">
            <text:p>46.1804</text:p>
          </table:table-cell>
          <table:table-cell office:value-type="float" office:value="-26.28" calcext:value-type="float">
            <text:p>-26.28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54.4453" calcext:value-type="float">
            <text:p>54.4453</text:p>
          </table:table-cell>
          <table:table-cell office:value-type="float" office:value="-34.98" calcext:value-type="float">
            <text:p>-34.9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6.9252" calcext:value-type="float">
            <text:p>46.9252</text:p>
          </table:table-cell>
          <table:table-cell office:value-type="float" office:value="-27.17" calcext:value-type="float">
            <text:p>-27.17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55.076" calcext:value-type="float">
            <text:p>55.076</text:p>
          </table:table-cell>
          <table:table-cell office:value-type="float" office:value="-36.03" calcext:value-type="float">
            <text:p>-36.0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7.6701" calcext:value-type="float">
            <text:p>47.6701</text:p>
          </table:table-cell>
          <table:table-cell office:value-type="float" office:value="-28.06" calcext:value-type="float">
            <text:p>-28.06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55.7004" calcext:value-type="float">
            <text:p>55.7004</text:p>
          </table:table-cell>
          <table:table-cell office:value-type="float" office:value="-37.1" calcext:value-type="float">
            <text:p>-37.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.4149" calcext:value-type="float">
            <text:p>48.4149</text:p>
          </table:table-cell>
          <table:table-cell office:value-type="float" office:value="-28.95" calcext:value-type="float">
            <text:p>-28.9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56.3187" calcext:value-type="float">
            <text:p>56.3187</text:p>
          </table:table-cell>
          <table:table-cell office:value-type="float" office:value="-38.17" calcext:value-type="float">
            <text:p>-38.1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9.1598" calcext:value-type="float">
            <text:p>49.1598</text:p>
          </table:table-cell>
          <table:table-cell office:value-type="float" office:value="-29.88" calcext:value-type="float">
            <text:p>-29.88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56.9307" calcext:value-type="float">
            <text:p>56.9307</text:p>
          </table:table-cell>
          <table:table-cell office:value-type="float" office:value="-39.27" calcext:value-type="float">
            <text:p>-39.2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9.9046" calcext:value-type="float">
            <text:p>49.9046</text:p>
          </table:table-cell>
          <table:table-cell office:value-type="float" office:value="-31.07" calcext:value-type="float">
            <text:p>-31.07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57.5367" calcext:value-type="float">
            <text:p>57.5367</text:p>
          </table:table-cell>
          <table:table-cell office:value-type="float" office:value="-40.37" calcext:value-type="float">
            <text:p>-40.3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0.6495" calcext:value-type="float">
            <text:p>50.6495</text:p>
          </table:table-cell>
          <table:table-cell office:value-type="float" office:value="-32.03" calcext:value-type="float">
            <text:p>-32.03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58.1367" calcext:value-type="float">
            <text:p>58.1367</text:p>
          </table:table-cell>
          <table:table-cell office:value-type="float" office:value="-41.5" calcext:value-type="float">
            <text:p>-41.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51.3943" calcext:value-type="float">
            <text:p>51.3943</text:p>
          </table:table-cell>
          <table:table-cell office:value-type="float" office:value="-32.98" calcext:value-type="float">
            <text:p>-32.98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58.7307" calcext:value-type="float">
            <text:p>58.7307</text:p>
          </table:table-cell>
          <table:table-cell office:value-type="float" office:value="-42.63" calcext:value-type="float">
            <text:p>-42.6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2.1392" calcext:value-type="float">
            <text:p>52.1392</text:p>
          </table:table-cell>
          <table:table-cell office:value-type="float" office:value="-33.97" calcext:value-type="float">
            <text:p>-33.9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9.3187" calcext:value-type="float">
            <text:p>59.3187</text:p>
          </table:table-cell>
          <table:table-cell office:value-type="float" office:value="-43.77" calcext:value-type="float">
            <text:p>-43.77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52.884" calcext:value-type="float">
            <text:p>52.884</text:p>
          </table:table-cell>
          <table:table-cell office:value-type="float" office:value="-34.99" calcext:value-type="float">
            <text:p>-34.99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59.901" calcext:value-type="float">
            <text:p>59.901</text:p>
          </table:table-cell>
          <table:table-cell office:value-type="float" office:value="-44.92" calcext:value-type="float">
            <text:p>-44.9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53.6288" calcext:value-type="float">
            <text:p>53.6288</text:p>
          </table:table-cell>
          <table:table-cell office:value-type="float" office:value="-36.03" calcext:value-type="float">
            <text:p>-36.0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60.4774" calcext:value-type="float">
            <text:p>60.4774</text:p>
          </table:table-cell>
          <table:table-cell office:value-type="float" office:value="-46.07" calcext:value-type="float">
            <text:p>-46.0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54.3737" calcext:value-type="float">
            <text:p>54.3737</text:p>
          </table:table-cell>
          <table:table-cell office:value-type="float" office:value="-37.06" calcext:value-type="float">
            <text:p>-37.06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61.0481" calcext:value-type="float">
            <text:p>61.0481</text:p>
          </table:table-cell>
          <table:table-cell office:value-type="float" office:value="-47.23" calcext:value-type="float">
            <text:p>-47.2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55.1185" calcext:value-type="float">
            <text:p>55.1185</text:p>
          </table:table-cell>
          <table:table-cell office:value-type="float" office:value="-38.13" calcext:value-type="float">
            <text:p>-38.13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61.6131" calcext:value-type="float">
            <text:p>61.6131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5.8634" calcext:value-type="float">
            <text:p>55.8634</text:p>
          </table:table-cell>
          <table:table-cell office:value-type="float" office:value="-39.22" calcext:value-type="float">
            <text:p>-39.2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2.1725" calcext:value-type="float">
            <text:p>62.1725</text:p>
          </table:table-cell>
          <table:table-cell office:value-type="float" office:value="-49.62" calcext:value-type="float">
            <text:p>-49.6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56.6082" calcext:value-type="float">
            <text:p>56.6082</text:p>
          </table:table-cell>
          <table:table-cell office:value-type="float" office:value="-40.32" calcext:value-type="float">
            <text:p>-40.3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62.7263" calcext:value-type="float">
            <text:p>62.7263</text:p>
          </table:table-cell>
          <table:table-cell office:value-type="float" office:value="-50.84" calcext:value-type="float">
            <text:p>-50.8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7.3531" calcext:value-type="float">
            <text:p>57.3531</text:p>
          </table:table-cell>
          <table:table-cell office:value-type="float" office:value="-41.41" calcext:value-type="float">
            <text:p>-41.41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63.2747" calcext:value-type="float">
            <text:p>63.2747</text:p>
          </table:table-cell>
          <table:table-cell office:value-type="float" office:value="-52.08" calcext:value-type="float">
            <text:p>-52.0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58.0979" calcext:value-type="float">
            <text:p>58.0979</text:p>
          </table:table-cell>
          <table:table-cell office:value-type="float" office:value="-42.53" calcext:value-type="float">
            <text:p>-42.53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63.8175" calcext:value-type="float">
            <text:p>63.8175</text:p>
          </table:table-cell>
          <table:table-cell office:value-type="float" office:value="-53.33" calcext:value-type="float">
            <text:p>-53.3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58.8428" calcext:value-type="float">
            <text:p>58.8428</text:p>
          </table:table-cell>
          <table:table-cell office:value-type="float" office:value="-43.67" calcext:value-type="float">
            <text:p>-43.67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64.355" calcext:value-type="float">
            <text:p>64.355</text:p>
          </table:table-cell>
          <table:table-cell office:value-type="float" office:value="-54.58" calcext:value-type="float">
            <text:p>-54.5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9.5876" calcext:value-type="float">
            <text:p>59.5876</text:p>
          </table:table-cell>
          <table:table-cell office:value-type="float" office:value="-44.8" calcext:value-type="float">
            <text:p>-44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4.8871" calcext:value-type="float">
            <text:p>64.8871</text:p>
          </table:table-cell>
          <table:table-cell office:value-type="float" office:value="-55.84" calcext:value-type="float">
            <text:p>-55.8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60.3325" calcext:value-type="float">
            <text:p>60.3325</text:p>
          </table:table-cell>
          <table:table-cell office:value-type="float" office:value="-45.95" calcext:value-type="float">
            <text:p>-45.95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65.4139" calcext:value-type="float">
            <text:p>65.4139</text:p>
          </table:table-cell>
          <table:table-cell office:value-type="float" office:value="-57.11" calcext:value-type="float">
            <text:p>-57.1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61.0773" calcext:value-type="float">
            <text:p>61.0773</text:p>
          </table:table-cell>
          <table:table-cell office:value-type="float" office:value="-47.14" calcext:value-type="float">
            <text:p>-47.14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65.9355" calcext:value-type="float">
            <text:p>65.9355</text:p>
          </table:table-cell>
          <table:table-cell office:value-type="float" office:value="-58.41" calcext:value-type="float">
            <text:p>-58.4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61.8221" calcext:value-type="float">
            <text:p>61.8221</text:p>
          </table:table-cell>
          <table:table-cell office:value-type="float" office:value="-48.31" calcext:value-type="float">
            <text:p>-48.31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66.4519" calcext:value-type="float">
            <text:p>66.4519</text:p>
          </table:table-cell>
          <table:table-cell office:value-type="float" office:value="-59.71" calcext:value-type="float">
            <text:p>-59.7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62.567" calcext:value-type="float">
            <text:p>62.567</text:p>
          </table:table-cell>
          <table:table-cell office:value-type="float" office:value="-49.51" calcext:value-type="float">
            <text:p>-49.51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66.9631" calcext:value-type="float">
            <text:p>66.9631</text:p>
          </table:table-cell>
          <table:table-cell office:value-type="float" office:value="-61.03" calcext:value-type="float">
            <text:p>-61.0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3.3118" calcext:value-type="float">
            <text:p>63.3118</text:p>
          </table:table-cell>
          <table:table-cell office:value-type="float" office:value="-50.75" calcext:value-type="float">
            <text:p>-50.7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7.4693" calcext:value-type="float">
            <text:p>67.4693</text:p>
          </table:table-cell>
          <table:table-cell office:value-type="float" office:value="-62.37" calcext:value-type="float">
            <text:p>-62.3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64.0567" calcext:value-type="float">
            <text:p>64.0567</text:p>
          </table:table-cell>
          <table:table-cell office:value-type="float" office:value="-51.98" calcext:value-type="float">
            <text:p>-51.98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67.9704" calcext:value-type="float">
            <text:p>67.9704</text:p>
          </table:table-cell>
          <table:table-cell office:value-type="float" office:value="-63.69" calcext:value-type="float">
            <text:p>-63.69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64.8015" calcext:value-type="float">
            <text:p>64.8015</text:p>
          </table:table-cell>
          <table:table-cell office:value-type="float" office:value="-53.21" calcext:value-type="float">
            <text:p>-53.21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68.4665" calcext:value-type="float">
            <text:p>68.4665</text:p>
          </table:table-cell>
          <table:table-cell office:value-type="float" office:value="-65.02" calcext:value-type="float">
            <text:p>-65.0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65.5464" calcext:value-type="float">
            <text:p>65.5464</text:p>
          </table:table-cell>
          <table:table-cell office:value-type="float" office:value="-55.75" calcext:value-type="float">
            <text:p>-55.75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68.9577" calcext:value-type="float">
            <text:p>68.9577</text:p>
          </table:table-cell>
          <table:table-cell office:value-type="float" office:value="-66.36" calcext:value-type="float">
            <text:p>-66.36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6.2912" calcext:value-type="float">
            <text:p>66.2912</text:p>
          </table:table-cell>
          <table:table-cell office:value-type="float" office:value="-57.02" calcext:value-type="float">
            <text:p>-57.02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69.4441" calcext:value-type="float">
            <text:p>69.4441</text:p>
          </table:table-cell>
          <table:table-cell office:value-type="float" office:value="-67.69" calcext:value-type="float">
            <text:p>-67.6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7.0361" calcext:value-type="float">
            <text:p>67.0361</text:p>
          </table:table-cell>
          <table:table-cell office:value-type="float" office:value="-58.31" calcext:value-type="float">
            <text:p>-58.3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9.9255" calcext:value-type="float">
            <text:p>69.9255</text:p>
          </table:table-cell>
          <table:table-cell office:value-type="float" office:value="-69.04" calcext:value-type="float">
            <text:p>-69.0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7.7809" calcext:value-type="float">
            <text:p>67.7809</text:p>
          </table:table-cell>
          <table:table-cell office:value-type="float" office:value="-59.64" calcext:value-type="float">
            <text:p>-59.64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70.4022" calcext:value-type="float">
            <text:p>70.4022</text:p>
          </table:table-cell>
          <table:table-cell office:value-type="float" office:value="-70.41" calcext:value-type="float">
            <text:p>-70.41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8.5258" calcext:value-type="float">
            <text:p>68.5258</text:p>
          </table:table-cell>
          <table:table-cell office:value-type="float" office:value="-60.98" calcext:value-type="float">
            <text:p>-60.98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70.8742" calcext:value-type="float">
            <text:p>70.8742</text:p>
          </table:table-cell>
          <table:table-cell office:value-type="float" office:value="-71.77" calcext:value-type="float">
            <text:p>-71.7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9.2706" calcext:value-type="float">
            <text:p>69.2706</text:p>
          </table:table-cell>
          <table:table-cell office:value-type="float" office:value="-62.32" calcext:value-type="float">
            <text:p>-62.32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71.3414" calcext:value-type="float">
            <text:p>71.3414</text:p>
          </table:table-cell>
          <table:table-cell office:value-type="float" office:value="-73.17" calcext:value-type="float">
            <text:p>-73.1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0.0154" calcext:value-type="float">
            <text:p>70.0154</text:p>
          </table:table-cell>
          <table:table-cell office:value-type="float" office:value="-63.68" calcext:value-type="float">
            <text:p>-63.68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71.804" calcext:value-type="float">
            <text:p>71.804</text:p>
          </table:table-cell>
          <table:table-cell office:value-type="float" office:value="-74.93" calcext:value-type="float">
            <text:p>-74.9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0.7603" calcext:value-type="float">
            <text:p>70.7603</text:p>
          </table:table-cell>
          <table:table-cell office:value-type="float" office:value="-65.07" calcext:value-type="float">
            <text:p>-65.0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72.262" calcext:value-type="float">
            <text:p>72.262</text:p>
          </table:table-cell>
          <table:table-cell office:value-type="float" office:value="-76.34" calcext:value-type="float">
            <text:p>-76.3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1.5051" calcext:value-type="float">
            <text:p>71.5051</text:p>
          </table:table-cell>
          <table:table-cell office:value-type="float" office:value="-66.44" calcext:value-type="float">
            <text:p>-66.44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72.7154" calcext:value-type="float">
            <text:p>72.7154</text:p>
          </table:table-cell>
          <table:table-cell office:value-type="float" office:value="-77.77" calcext:value-type="float">
            <text:p>-77.7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2.25" calcext:value-type="float">
            <text:p>72.25</text:p>
          </table:table-cell>
          <table:table-cell office:value-type="float" office:value="-67.85" calcext:value-type="float">
            <text:p>-67.85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73.1644" calcext:value-type="float">
            <text:p>73.1644</text:p>
          </table:table-cell>
          <table:table-cell office:value-type="float" office:value="-79.2" calcext:value-type="float">
            <text:p>-79.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2.9948" calcext:value-type="float">
            <text:p>72.9948</text:p>
          </table:table-cell>
          <table:table-cell office:value-type="float" office:value="-69.29" calcext:value-type="float">
            <text:p>-69.29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73.6088" calcext:value-type="float">
            <text:p>73.6088</text:p>
          </table:table-cell>
          <table:table-cell office:value-type="float" office:value="-80.64" calcext:value-type="float">
            <text:p>-80.6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73.7397" calcext:value-type="float">
            <text:p>73.7397</text:p>
          </table:table-cell>
          <table:table-cell office:value-type="float" office:value="-70.35" calcext:value-type="float">
            <text:p>-70.35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74.0489" calcext:value-type="float">
            <text:p>74.0489</text:p>
          </table:table-cell>
          <table:table-cell office:value-type="float" office:value="-82.1" calcext:value-type="float">
            <text:p>-8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72.16" calcext:value-type="float">
            <text:p>-72.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3.58" calcext:value-type="float">
            <text:p>-83.5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73.61" calcext:value-type="float">
            <text:p>-73.61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5.09" calcext:value-type="float">
            <text:p>-85.0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75.07" calcext:value-type="float">
            <text:p>-75.07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6.57" calcext:value-type="float">
            <text:p>-86.5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76.54" calcext:value-type="float">
            <text:p>-76.54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77.97" calcext:value-type="float">
            <text:p>-77.97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9.46" calcext:value-type="float">
            <text:p>-89.4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79.44" calcext:value-type="float">
            <text:p>-79.4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0.93" calcext:value-type="float">
            <text:p>-90.93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0.91" calcext:value-type="float">
            <text:p>-80.91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2.4" calcext:value-type="float">
            <text:p>-92.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2.35" calcext:value-type="float">
            <text:p>-82.35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3.88" calcext:value-type="float">
            <text:p>-93.8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4.18" calcext:value-type="float">
            <text:p>-84.18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5.34" calcext:value-type="float">
            <text:p>-95.3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5.63" calcext:value-type="float">
            <text:p>-85.63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6.83" calcext:value-type="float">
            <text:p>-96.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7.1" calcext:value-type="float">
            <text:p>-87.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8.31" calcext:value-type="float">
            <text:p>-98.3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88.58" calcext:value-type="float">
            <text:p>-88.58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9.8" calcext:value-type="float">
            <text:p>-99.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0.05" calcext:value-type="float">
            <text:p>-90.05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2.73" calcext:value-type="float">
            <text:p>-102.73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1.53" calcext:value-type="float">
            <text:p>-91.53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4.2" calcext:value-type="float">
            <text:p>-104.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3.03" calcext:value-type="float">
            <text:p>-93.03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5.67" calcext:value-type="float">
            <text:p>-105.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4.51" calcext:value-type="float">
            <text:p>-94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7.16" calcext:value-type="float">
            <text:p>-107.16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8.65" calcext:value-type="float">
            <text:p>-108.6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7.5" calcext:value-type="float">
            <text:p>-97.5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0.14" calcext:value-type="float">
            <text:p>-110.1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98.99" calcext:value-type="float">
            <text:p>-98.99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1.64" calcext:value-type="float">
            <text:p>-111.6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0.49" calcext:value-type="float">
            <text:p>-100.49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3.13" calcext:value-type="float">
            <text:p>-113.1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1.97" calcext:value-type="float">
            <text:p>-101.9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4.64" calcext:value-type="float">
            <text:p>-114.6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3.44" calcext:value-type="float">
            <text:p>-103.44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6.12" calcext:value-type="float">
            <text:p>-116.1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4.92" calcext:value-type="float">
            <text:p>-104.92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7.61" calcext:value-type="float">
            <text:p>-117.6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6.36" calcext:value-type="float">
            <text:p>-106.36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9.11" calcext:value-type="float">
            <text:p>-119.11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7.83" calcext:value-type="float">
            <text:p>-107.83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0.59" calcext:value-type="float">
            <text:p>-120.5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09.29" calcext:value-type="float">
            <text:p>-109.2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2.09" calcext:value-type="float">
            <text:p>-122.0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0.73" calcext:value-type="float">
            <text:p>-110.73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3.55" calcext:value-type="float">
            <text:p>-123.55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2.21" calcext:value-type="float">
            <text:p>-112.21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5.01" calcext:value-type="float">
            <text:p>-125.0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3.69" calcext:value-type="float">
            <text:p>-113.69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71.5249" calcext:value-type="float">
            <text:p>71.5249</text:p>
          </table:table-cell>
          <table:table-cell office:value-type="float" office:value="-126.47" calcext:value-type="float">
            <text:p>-126.4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5.14" calcext:value-type="float">
            <text:p>-115.14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68.7588" calcext:value-type="float">
            <text:p>68.7588</text:p>
          </table:table-cell>
          <table:table-cell office:value-type="float" office:value="-127.91" calcext:value-type="float">
            <text:p>-127.9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6.64" calcext:value-type="float">
            <text:p>-116.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1678" calcext:value-type="float">
            <text:p>66.1678</text:p>
          </table:table-cell>
          <table:table-cell office:value-type="float" office:value="-129.36" calcext:value-type="float">
            <text:p>-129.3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8.11" calcext:value-type="float">
            <text:p>-118.11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63.736" calcext:value-type="float">
            <text:p>63.736</text:p>
          </table:table-cell>
          <table:table-cell office:value-type="float" office:value="-130.78" calcext:value-type="float">
            <text:p>-130.78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19.58" calcext:value-type="float">
            <text:p>-119.58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61.4492" calcext:value-type="float">
            <text:p>61.4492</text:p>
          </table:table-cell>
          <table:table-cell office:value-type="float" office:value="-132.17" calcext:value-type="float">
            <text:p>-132.1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1.08" calcext:value-type="float">
            <text:p>-121.08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59.295" calcext:value-type="float">
            <text:p>59.295</text:p>
          </table:table-cell>
          <table:table-cell office:value-type="float" office:value="-133.49" calcext:value-type="float">
            <text:p>-133.49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2.56" calcext:value-type="float">
            <text:p>-122.56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57.2623" calcext:value-type="float">
            <text:p>57.2623</text:p>
          </table:table-cell>
          <table:table-cell office:value-type="float" office:value="-134.75" calcext:value-type="float">
            <text:p>-134.7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4.05" calcext:value-type="float">
            <text:p>-124.0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5.3412" calcext:value-type="float">
            <text:p>55.3412</text:p>
          </table:table-cell>
          <table:table-cell office:value-type="float" office:value="-135.95" calcext:value-type="float">
            <text:p>-135.95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-125.57" calcext:value-type="float">
            <text:p>-125.57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53.5229" calcext:value-type="float">
            <text:p>53.5229</text:p>
          </table:table-cell>
          <table:table-cell office:value-type="float" office:value="-137.38" calcext:value-type="float">
            <text:p>-137.3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73.4632" calcext:value-type="float">
            <text:p>73.4632</text:p>
          </table:table-cell>
          <table:table-cell office:value-type="float" office:value="-127.05" calcext:value-type="float">
            <text:p>-127.05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51.7994" calcext:value-type="float">
            <text:p>51.7994</text:p>
          </table:table-cell>
          <table:table-cell office:value-type="float" office:value="-138.47" calcext:value-type="float">
            <text:p>-138.4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72.4419" calcext:value-type="float">
            <text:p>72.4419</text:p>
          </table:table-cell>
          <table:table-cell office:value-type="float" office:value="-128.56" calcext:value-type="float">
            <text:p>-128.56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50.1636" calcext:value-type="float">
            <text:p>50.1636</text:p>
          </table:table-cell>
          <table:table-cell office:value-type="float" office:value="-139.51" calcext:value-type="float">
            <text:p>-139.5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71.4206" calcext:value-type="float">
            <text:p>71.4206</text:p>
          </table:table-cell>
          <table:table-cell office:value-type="float" office:value="-130.07" calcext:value-type="float">
            <text:p>-130.07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48.6092" calcext:value-type="float">
            <text:p>48.6092</text:p>
          </table:table-cell>
          <table:table-cell office:value-type="float" office:value="-140.51" calcext:value-type="float">
            <text:p>-140.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0.3992" calcext:value-type="float">
            <text:p>70.3992</text:p>
          </table:table-cell>
          <table:table-cell office:value-type="float" office:value="-131.53" calcext:value-type="float">
            <text:p>-131.5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7.1302" calcext:value-type="float">
            <text:p>47.1302</text:p>
          </table:table-cell>
          <table:table-cell office:value-type="float" office:value="-141.52" calcext:value-type="float">
            <text:p>-141.52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69.3779" calcext:value-type="float">
            <text:p>69.3779</text:p>
          </table:table-cell>
          <table:table-cell office:value-type="float" office:value="-133.01" calcext:value-type="float">
            <text:p>-133.01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45.7213" calcext:value-type="float">
            <text:p>45.7213</text:p>
          </table:table-cell>
          <table:table-cell office:value-type="float" office:value="-142.51" calcext:value-type="float">
            <text:p>-142.5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68.3566" calcext:value-type="float">
            <text:p>68.3566</text:p>
          </table:table-cell>
          <table:table-cell office:value-type="float" office:value="-134.43" calcext:value-type="float">
            <text:p>-134.43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44.378" calcext:value-type="float">
            <text:p>44.378</text:p>
          </table:table-cell>
          <table:table-cell office:value-type="float" office:value="-143.46" calcext:value-type="float">
            <text:p>-143.46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67.3353" calcext:value-type="float">
            <text:p>67.3353</text:p>
          </table:table-cell>
          <table:table-cell office:value-type="float" office:value="-135.85" calcext:value-type="float">
            <text:p>-135.85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43.0956" calcext:value-type="float">
            <text:p>43.0956</text:p>
          </table:table-cell>
          <table:table-cell office:value-type="float" office:value="-144.37" calcext:value-type="float">
            <text:p>-144.3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66.314" calcext:value-type="float">
            <text:p>66.314</text:p>
          </table:table-cell>
          <table:table-cell office:value-type="float" office:value="-137.26" calcext:value-type="float">
            <text:p>-137.26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41.8703" calcext:value-type="float">
            <text:p>41.8703</text:p>
          </table:table-cell>
          <table:table-cell office:value-type="float" office:value="-145.29" calcext:value-type="float">
            <text:p>-145.2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5.2927" calcext:value-type="float">
            <text:p>65.2927</text:p>
          </table:table-cell>
          <table:table-cell office:value-type="float" office:value="-138.61" calcext:value-type="float">
            <text:p>-138.6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0.6985" calcext:value-type="float">
            <text:p>40.6985</text:p>
          </table:table-cell>
          <table:table-cell office:value-type="float" office:value="-146.21" calcext:value-type="float">
            <text:p>-146.2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64.2713" calcext:value-type="float">
            <text:p>64.2713</text:p>
          </table:table-cell>
          <table:table-cell office:value-type="float" office:value="-139.96" calcext:value-type="float">
            <text:p>-139.96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9.5767" calcext:value-type="float">
            <text:p>39.5767</text:p>
          </table:table-cell>
          <table:table-cell office:value-type="float" office:value="-147.08" calcext:value-type="float">
            <text:p>-147.0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63.25" calcext:value-type="float">
            <text:p>63.25</text:p>
          </table:table-cell>
          <table:table-cell office:value-type="float" office:value="-141.28" calcext:value-type="float">
            <text:p>-141.28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8.5019" calcext:value-type="float">
            <text:p>38.5019</text:p>
          </table:table-cell>
          <table:table-cell office:value-type="float" office:value="-147.89" calcext:value-type="float">
            <text:p>-147.89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62.2287" calcext:value-type="float">
            <text:p>62.2287</text:p>
          </table:table-cell>
          <table:table-cell office:value-type="float" office:value="-142.58" calcext:value-type="float">
            <text:p>-142.58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7.4714" calcext:value-type="float">
            <text:p>37.4714</text:p>
          </table:table-cell>
          <table:table-cell office:value-type="float" office:value="-148.7" calcext:value-type="float">
            <text:p>-148.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61.2074" calcext:value-type="float">
            <text:p>61.2074</text:p>
          </table:table-cell>
          <table:table-cell office:value-type="float" office:value="-145.16" calcext:value-type="float">
            <text:p>-145.16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6.4824" calcext:value-type="float">
            <text:p>36.4824</text:p>
          </table:table-cell>
          <table:table-cell office:value-type="float" office:value="-149.51" calcext:value-type="float">
            <text:p>-14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1861" calcext:value-type="float">
            <text:p>60.1861</text:p>
          </table:table-cell>
          <table:table-cell office:value-type="float" office:value="-146.44" calcext:value-type="float">
            <text:p>-146.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5326" calcext:value-type="float">
            <text:p>35.5326</text:p>
          </table:table-cell>
          <table:table-cell office:value-type="float" office:value="-150.28" calcext:value-type="float">
            <text:p>-150.2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59.1648" calcext:value-type="float">
            <text:p>59.1648</text:p>
          </table:table-cell>
          <table:table-cell office:value-type="float" office:value="-147.67" calcext:value-type="float">
            <text:p>-147.67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4.6198" calcext:value-type="float">
            <text:p>34.6198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58.1434" calcext:value-type="float">
            <text:p>58.1434</text:p>
          </table:table-cell>
          <table:table-cell office:value-type="float" office:value="-149.2" calcext:value-type="float">
            <text:p>-149.2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3.742" calcext:value-type="float">
            <text:p>33.742</text:p>
          </table:table-cell>
          <table:table-cell office:value-type="float" office:value="-151.7" calcext:value-type="float">
            <text:p>-151.7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57.1221" calcext:value-type="float">
            <text:p>57.1221</text:p>
          </table:table-cell>
          <table:table-cell office:value-type="float" office:value="-150.4" calcext:value-type="float">
            <text:p>-150.4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2.8972" calcext:value-type="float">
            <text:p>32.8972</text:p>
          </table:table-cell>
          <table:table-cell office:value-type="float" office:value="-152.41" calcext:value-type="float">
            <text:p>-152.4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56.1008" calcext:value-type="float">
            <text:p>56.1008</text:p>
          </table:table-cell>
          <table:table-cell office:value-type="float" office:value="-151.57" calcext:value-type="float">
            <text:p>-151.57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2.0836" calcext:value-type="float">
            <text:p>32.0836</text:p>
          </table:table-cell>
          <table:table-cell office:value-type="float" office:value="-153.12" calcext:value-type="float">
            <text:p>-153.1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5.0795" calcext:value-type="float">
            <text:p>55.0795</text:p>
          </table:table-cell>
          <table:table-cell office:value-type="float" office:value="-152.74" calcext:value-type="float">
            <text:p>-152.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1.2996" calcext:value-type="float">
            <text:p>31.2996</text:p>
          </table:table-cell>
          <table:table-cell office:value-type="float" office:value="-153.83" calcext:value-type="float">
            <text:p>-153.83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54.0582" calcext:value-type="float">
            <text:p>54.0582</text:p>
          </table:table-cell>
          <table:table-cell office:value-type="float" office:value="-153.89" calcext:value-type="float">
            <text:p>-153.89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0.5437" calcext:value-type="float">
            <text:p>30.5437</text:p>
          </table:table-cell>
          <table:table-cell office:value-type="float" office:value="-154.49" calcext:value-type="float">
            <text:p>-154.4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53.0368" calcext:value-type="float">
            <text:p>53.0368</text:p>
          </table:table-cell>
          <table:table-cell office:value-type="float" office:value="-155.01" calcext:value-type="float">
            <text:p>-155.0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29.8145" calcext:value-type="float">
            <text:p>29.8145</text:p>
          </table:table-cell>
          <table:table-cell office:value-type="float" office:value="-155.12" calcext:value-type="float">
            <text:p>-155.1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52.0155" calcext:value-type="float">
            <text:p>52.0155</text:p>
          </table:table-cell>
          <table:table-cell office:value-type="float" office:value="-156.1" calcext:value-type="float">
            <text:p>-156.1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29.1106" calcext:value-type="float">
            <text:p>29.1106</text:p>
          </table:table-cell>
          <table:table-cell office:value-type="float" office:value="-155.73" calcext:value-type="float">
            <text:p>-155.7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50.9942" calcext:value-type="float">
            <text:p>50.9942</text:p>
          </table:table-cell>
          <table:table-cell office:value-type="float" office:value="-157.2" calcext:value-type="float">
            <text:p>-157.2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28.4307" calcext:value-type="float">
            <text:p>28.4307</text:p>
          </table:table-cell>
          <table:table-cell office:value-type="float" office:value="-156.33" calcext:value-type="float">
            <text:p>-156.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9.9729" calcext:value-type="float">
            <text:p>49.9729</text:p>
          </table:table-cell>
          <table:table-cell office:value-type="float" office:value="-158.25" calcext:value-type="float">
            <text:p>-158.2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7.7738" calcext:value-type="float">
            <text:p>27.7738</text:p>
          </table:table-cell>
          <table:table-cell office:value-type="float" office:value="-156.95" calcext:value-type="float">
            <text:p>-156.9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48.9516" calcext:value-type="float">
            <text:p>48.9516</text:p>
          </table:table-cell>
          <table:table-cell office:value-type="float" office:value="-159.24" calcext:value-type="float">
            <text:p>-159.24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27.1387" calcext:value-type="float">
            <text:p>27.1387</text:p>
          </table:table-cell>
          <table:table-cell office:value-type="float" office:value="-157.57" calcext:value-type="float">
            <text:p>-157.5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47.9303" calcext:value-type="float">
            <text:p>47.9303</text:p>
          </table:table-cell>
          <table:table-cell office:value-type="float" office:value="-160.24" calcext:value-type="float">
            <text:p>-160.24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26.5244" calcext:value-type="float">
            <text:p>26.5244</text:p>
          </table:table-cell>
          <table:table-cell office:value-type="float" office:value="-158.16" calcext:value-type="float">
            <text:p>-158.1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6.9089" calcext:value-type="float">
            <text:p>46.9089</text:p>
          </table:table-cell>
          <table:table-cell office:value-type="float" office:value="-161.22" calcext:value-type="float">
            <text:p>-161.22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25.93" calcext:value-type="float">
            <text:p>25.93</text:p>
          </table:table-cell>
          <table:table-cell office:value-type="float" office:value="-158.71" calcext:value-type="float">
            <text:p>-158.7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5.8876" calcext:value-type="float">
            <text:p>45.8876</text:p>
          </table:table-cell>
          <table:table-cell office:value-type="float" office:value="-162.16" calcext:value-type="float">
            <text:p>-162.1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25.3545" calcext:value-type="float">
            <text:p>25.3545</text:p>
          </table:table-cell>
          <table:table-cell office:value-type="float" office:value="-159.28" calcext:value-type="float">
            <text:p>-159.2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4.8663" calcext:value-type="float">
            <text:p>44.8663</text:p>
          </table:table-cell>
          <table:table-cell office:value-type="float" office:value="-163.08" calcext:value-type="float">
            <text:p>-163.0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4.7971" calcext:value-type="float">
            <text:p>24.7971</text:p>
          </table:table-cell>
          <table:table-cell office:value-type="float" office:value="-159.85" calcext:value-type="float">
            <text:p>-159.8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43.845" calcext:value-type="float">
            <text:p>43.845</text:p>
          </table:table-cell>
          <table:table-cell office:value-type="float" office:value="-164.02" calcext:value-type="float">
            <text:p>-164.02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4.2569" calcext:value-type="float">
            <text:p>24.2569</text:p>
          </table:table-cell>
          <table:table-cell office:value-type="float" office:value="-160.4" calcext:value-type="float">
            <text:p>-160.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2.8237" calcext:value-type="float">
            <text:p>42.8237</text:p>
          </table:table-cell>
          <table:table-cell office:value-type="float" office:value="-164.94" calcext:value-type="float">
            <text:p>-164.94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3.7334" calcext:value-type="float">
            <text:p>23.7334</text:p>
          </table:table-cell>
          <table:table-cell office:value-type="float" office:value="-160.97" calcext:value-type="float">
            <text:p>-160.97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1.8024" calcext:value-type="float">
            <text:p>41.8024</text:p>
          </table:table-cell>
          <table:table-cell office:value-type="float" office:value="-165.82" calcext:value-type="float">
            <text:p>-165.82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3.2256" calcext:value-type="float">
            <text:p>23.2256</text:p>
          </table:table-cell>
          <table:table-cell office:value-type="float" office:value="-161.55" calcext:value-type="float">
            <text:p>-161.55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-166.68" calcext:value-type="float">
            <text:p>-166.68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2.733" calcext:value-type="float">
            <text:p>22.733</text:p>
          </table:table-cell>
          <table:table-cell office:value-type="float" office:value="-162.12" calcext:value-type="float">
            <text:p>-162.1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9.7597" calcext:value-type="float">
            <text:p>39.7597</text:p>
          </table:table-cell>
          <table:table-cell office:value-type="float" office:value="-167.53" calcext:value-type="float">
            <text:p>-167.5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2.255" calcext:value-type="float">
            <text:p>22.255</text:p>
          </table:table-cell>
          <table:table-cell office:value-type="float" office:value="-162.64" calcext:value-type="float">
            <text:p>-162.6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8.7384" calcext:value-type="float">
            <text:p>38.7384</text:p>
          </table:table-cell>
          <table:table-cell office:value-type="float" office:value="-168.36" calcext:value-type="float">
            <text:p>-168.36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1.7909" calcext:value-type="float">
            <text:p>21.7909</text:p>
          </table:table-cell>
          <table:table-cell office:value-type="float" office:value="-163.12" calcext:value-type="float">
            <text:p>-163.1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7.7171" calcext:value-type="float">
            <text:p>37.7171</text:p>
          </table:table-cell>
          <table:table-cell office:value-type="float" office:value="-169.16" calcext:value-type="float">
            <text:p>-169.16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21.3401" calcext:value-type="float">
            <text:p>21.3401</text:p>
          </table:table-cell>
          <table:table-cell office:value-type="float" office:value="-163.6" calcext:value-type="float">
            <text:p>-163.6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6.6958" calcext:value-type="float">
            <text:p>36.6958</text:p>
          </table:table-cell>
          <table:table-cell office:value-type="float" office:value="-169.94" calcext:value-type="float">
            <text:p>-169.94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20.9022" calcext:value-type="float">
            <text:p>20.9022</text:p>
          </table:table-cell>
          <table:table-cell office:value-type="float" office:value="-164.05" calcext:value-type="float">
            <text:p>-164.0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5.6744" calcext:value-type="float">
            <text:p>35.6744</text:p>
          </table:table-cell>
          <table:table-cell office:value-type="float" office:value="-170.69" calcext:value-type="float">
            <text:p>-170.69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20.4766" calcext:value-type="float">
            <text:p>20.4766</text:p>
          </table:table-cell>
          <table:table-cell office:value-type="float" office:value="-164.48" calcext:value-type="float">
            <text:p>-164.4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4.6531" calcext:value-type="float">
            <text:p>34.6531</text:p>
          </table:table-cell>
          <table:table-cell office:value-type="float" office:value="-171.44" calcext:value-type="float">
            <text:p>-171.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0.0629" calcext:value-type="float">
            <text:p>20.0629</text:p>
          </table:table-cell>
          <table:table-cell office:value-type="float" office:value="-164.9" calcext:value-type="float">
            <text:p>-164.9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3.6318" calcext:value-type="float">
            <text:p>33.6318</text:p>
          </table:table-cell>
          <table:table-cell office:value-type="float" office:value="-172.18" calcext:value-type="float">
            <text:p>-172.18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19.6606" calcext:value-type="float">
            <text:p>19.6606</text:p>
          </table:table-cell>
          <table:table-cell office:value-type="float" office:value="-165.34" calcext:value-type="float">
            <text:p>-165.3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2.6105" calcext:value-type="float">
            <text:p>32.6105</text:p>
          </table:table-cell>
          <table:table-cell office:value-type="float" office:value="-172.89" calcext:value-type="float">
            <text:p>-172.89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19.2692" calcext:value-type="float">
            <text:p>19.2692</text:p>
          </table:table-cell>
          <table:table-cell office:value-type="float" office:value="-165.79" calcext:value-type="float">
            <text:p>-165.7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1.5892" calcext:value-type="float">
            <text:p>31.5892</text:p>
          </table:table-cell>
          <table:table-cell office:value-type="float" office:value="-173.59" calcext:value-type="float">
            <text:p>-173.59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18.8883" calcext:value-type="float">
            <text:p>18.8883</text:p>
          </table:table-cell>
          <table:table-cell office:value-type="float" office:value="-166.22" calcext:value-type="float">
            <text:p>-166.2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0.5679" calcext:value-type="float">
            <text:p>30.5679</text:p>
          </table:table-cell>
          <table:table-cell office:value-type="float" office:value="-174.27" calcext:value-type="float">
            <text:p>-174.27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18.5177" calcext:value-type="float">
            <text:p>18.5177</text:p>
          </table:table-cell>
          <table:table-cell office:value-type="float" office:value="-166.69" calcext:value-type="float">
            <text:p>-166.6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9.5465" calcext:value-type="float">
            <text:p>29.5465</text:p>
          </table:table-cell>
          <table:table-cell office:value-type="float" office:value="-174.92" calcext:value-type="float">
            <text:p>-174.9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8.1568" calcext:value-type="float">
            <text:p>18.1568</text:p>
          </table:table-cell>
          <table:table-cell office:value-type="float" office:value="-167.06" calcext:value-type="float">
            <text:p>-167.0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8.5252" calcext:value-type="float">
            <text:p>28.5252</text:p>
          </table:table-cell>
          <table:table-cell office:value-type="float" office:value="-175.55" calcext:value-type="float">
            <text:p>-175.55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17.8053" calcext:value-type="float">
            <text:p>17.8053</text:p>
          </table:table-cell>
          <table:table-cell office:value-type="float" office:value="-167.43" calcext:value-type="float">
            <text:p>-167.43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7.5039" calcext:value-type="float">
            <text:p>27.5039</text:p>
          </table:table-cell>
          <table:table-cell office:value-type="float" office:value="-176.16" calcext:value-type="float">
            <text:p>-176.16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17.4629" calcext:value-type="float">
            <text:p>17.4629</text:p>
          </table:table-cell>
          <table:table-cell office:value-type="float" office:value="-167.8" calcext:value-type="float">
            <text:p>-167.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6.4826" calcext:value-type="float">
            <text:p>26.4826</text:p>
          </table:table-cell>
          <table:table-cell office:value-type="float" office:value="-176.76" calcext:value-type="float">
            <text:p>-176.76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17.1293" calcext:value-type="float">
            <text:p>17.1293</text:p>
          </table:table-cell>
          <table:table-cell office:value-type="float" office:value="-168.21" calcext:value-type="float">
            <text:p>-168.2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5.4613" calcext:value-type="float">
            <text:p>25.4613</text:p>
          </table:table-cell>
          <table:table-cell office:value-type="float" office:value="-177.33" calcext:value-type="float">
            <text:p>-177.33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16.8042" calcext:value-type="float">
            <text:p>16.8042</text:p>
          </table:table-cell>
          <table:table-cell office:value-type="float" office:value="-168.65" calcext:value-type="float">
            <text:p>-168.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4.44" calcext:value-type="float">
            <text:p>24.44</text:p>
          </table:table-cell>
          <table:table-cell office:value-type="float" office:value="-177.88" calcext:value-type="float">
            <text:p>-177.8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16.4872" calcext:value-type="float">
            <text:p>16.4872</text:p>
          </table:table-cell>
          <table:table-cell office:value-type="float" office:value="-169.13" calcext:value-type="float">
            <text:p>-169.1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3.4186" calcext:value-type="float">
            <text:p>23.4186</text:p>
          </table:table-cell>
          <table:table-cell office:value-type="float" office:value="-178.4" calcext:value-type="float">
            <text:p>-178.4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16.1781" calcext:value-type="float">
            <text:p>16.1781</text:p>
          </table:table-cell>
          <table:table-cell office:value-type="float" office:value="-169.58" calcext:value-type="float">
            <text:p>-169.5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2.3973" calcext:value-type="float">
            <text:p>22.3973</text:p>
          </table:table-cell>
          <table:table-cell office:value-type="float" office:value="-178.9" calcext:value-type="float">
            <text:p>-178.9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15.8767" calcext:value-type="float">
            <text:p>15.8767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.76</text:p>
          </table:table-cell>
          <table:table-cell office:value-type="float" office:value="15.5826" calcext:value-type="float">
            <text:p>15.5826</text:p>
          </table:table-cell>
          <table:table-cell office:value-type="float" office:value="-170.72" calcext:value-type="float">
            <text:p>-170.72</text:p>
          </table:table-cell>
        </table:table-row>
        <table:table-row table:style-name="ro1">
          <table:table-cell table:number-columns-repeated="4"/>
          <table:table-cell office:value-type="float" office:value="3.78" calcext:value-type="float">
            <text:p>3.78</text:p>
          </table:table-cell>
          <table:table-cell office:value-type="float" office:value="15.2956" calcext:value-type="float">
            <text:p>15.2956</text:p>
          </table:table-cell>
          <table:table-cell office:value-type="float" office:value="-171.04" calcext:value-type="float">
            <text:p>-171.04</text:p>
          </table:table-cell>
        </table:table-row>
        <table:table-row table:style-name="ro1"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15.0155" calcext:value-type="float">
            <text:p>15.0155</text:p>
          </table:table-cell>
          <table:table-cell office:value-type="float" office:value="-171.34" calcext:value-type="float">
            <text:p>-171.34</text:p>
          </table:table-cell>
        </table:table-row>
        <table:table-row table:style-name="ro1">
          <table:table-cell table:number-columns-repeated="4"/>
          <table:table-cell office:value-type="float" office:value="3.82" calcext:value-type="float">
            <text:p>3.82</text:p>
          </table:table-cell>
          <table:table-cell office:value-type="float" office:value="14.7421" calcext:value-type="float">
            <text:p>14.7421</text:p>
          </table:table-cell>
          <table:table-cell office:value-type="float" office:value="-171.66" calcext:value-type="float">
            <text:p>-171.66</text:p>
          </table:table-cell>
        </table:table-row>
        <table:table-row table:style-name="ro1">
          <table:table-cell table:number-columns-repeated="4"/>
          <table:table-cell office:value-type="float" office:value="3.84" calcext:value-type="float">
            <text:p>3.84</text:p>
          </table:table-cell>
          <table:table-cell office:value-type="float" office:value="14.4751" calcext:value-type="float">
            <text:p>14.4751</text:p>
          </table:table-cell>
          <table:table-cell office:value-type="float" office:value="-172.01" calcext:value-type="float">
            <text:p>-172.01</text:p>
          </table:table-cell>
        </table:table-row>
        <table:table-row table:style-name="ro1">
          <table:table-cell table:number-columns-repeated="4"/>
          <table:table-cell office:value-type="float" office:value="3.86" calcext:value-type="float">
            <text:p>3.86</text:p>
          </table:table-cell>
          <table:table-cell office:value-type="float" office:value="14.2144" calcext:value-type="float">
            <text:p>14.2144</text:p>
          </table:table-cell>
          <table:table-cell office:value-type="float" office:value="-172.4" calcext:value-type="float">
            <text:p>-172.4</text:p>
          </table:table-cell>
        </table:table-row>
        <table:table-row table:style-name="ro1">
          <table:table-cell table:number-columns-repeated="4"/>
          <table:table-cell office:value-type="float" office:value="3.88" calcext:value-type="float">
            <text:p>3.88</text:p>
          </table:table-cell>
          <table:table-cell office:value-type="float" office:value="13.9598" calcext:value-type="float">
            <text:p>13.9598</text:p>
          </table:table-cell>
          <table:table-cell office:value-type="float" office:value="-172.8" calcext:value-type="float">
            <text:p>-172.8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.9</text:p>
          </table:table-cell>
          <table:table-cell office:value-type="float" office:value="13.711" calcext:value-type="float">
            <text:p>13.711</text:p>
          </table:table-cell>
          <table:table-cell office:value-type="float" office:value="-173.18" calcext:value-type="float">
            <text:p>-173.18</text:p>
          </table:table-cell>
        </table:table-row>
        <table:table-row table:style-name="ro1">
          <table:table-cell table:number-columns-repeated="4"/>
          <table:table-cell office:value-type="float" office:value="3.92" calcext:value-type="float">
            <text:p>3.92</text:p>
          </table:table-cell>
          <table:table-cell office:value-type="float" office:value="13.4679" calcext:value-type="float">
            <text:p>13.4679</text:p>
          </table:table-cell>
          <table:table-cell office:value-type="float" office:value="-173.59" calcext:value-type="float">
            <text:p>-173.59</text:p>
          </table:table-cell>
        </table:table-row>
        <table:table-row table:style-name="ro1">
          <table:table-cell table:number-columns-repeated="4"/>
          <table:table-cell office:value-type="float" office:value="3.94" calcext:value-type="float">
            <text:p>3.94</text:p>
          </table:table-cell>
          <table:table-cell office:value-type="float" office:value="13.2303" calcext:value-type="float">
            <text:p>13.2303</text:p>
          </table:table-cell>
          <table:table-cell office:value-type="float" office:value="-173.97" calcext:value-type="float">
            <text:p>-173.97</text:p>
          </table:table-cell>
        </table:table-row>
        <table:table-row table:style-name="ro1">
          <table:table-cell table:number-columns-repeated="4"/>
          <table:table-cell office:value-type="float" office:value="3.96" calcext:value-type="float">
            <text:p>3.96</text:p>
          </table:table-cell>
          <table:table-cell office:value-type="float" office:value="12.998" calcext:value-type="float">
            <text:p>12.998</text:p>
          </table:table-cell>
          <table:table-cell office:value-type="float" office:value="-174.32" calcext:value-type="float">
            <text:p>-174.32</text:p>
          </table:table-cell>
        </table:table-row>
        <table:table-row table:style-name="ro1">
          <table:table-cell table:number-columns-repeated="4"/>
          <table:table-cell office:value-type="float" office:value="3.98" calcext:value-type="float">
            <text:p>3.98</text:p>
          </table:table-cell>
          <table:table-cell office:value-type="float" office:value="12.771" calcext:value-type="float">
            <text:p>12.771</text:p>
          </table:table-cell>
          <table:table-cell office:value-type="float" office:value="-174.65" calcext:value-type="float">
            <text:p>-174.6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.5489" calcext:value-type="float">
            <text:p>12.5489</text:p>
          </table:table-cell>
          <table:table-cell office:value-type="float" office:value="-174.96" calcext:value-type="float">
            <text:p>-174.96</text:p>
          </table:table-cell>
        </table:table-row>
        <table:table-row table:style-name="ro1">
          <table:table-cell table:number-columns-repeated="4"/>
          <table:table-cell office:value-type="float" office:value="4.02" calcext:value-type="float">
            <text:p>4.02</text:p>
          </table:table-cell>
          <table:table-cell office:value-type="float" office:value="12.3317" calcext:value-type="float">
            <text:p>12.3317</text:p>
          </table:table-cell>
          <table:table-cell office:value-type="float" office:value="-175.24" calcext:value-type="float">
            <text:p>-175.24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.04</text:p>
          </table:table-cell>
          <table:table-cell office:value-type="float" office:value="12.1193" calcext:value-type="float">
            <text:p>12.1193</text:p>
          </table:table-cell>
          <table:table-cell office:value-type="float" office:value="-175.51" calcext:value-type="float">
            <text:p>-175.51</text:p>
          </table:table-cell>
        </table:table-row>
        <table:table-row table:style-name="ro1">
          <table:table-cell table:number-columns-repeated="4"/>
          <table:table-cell office:value-type="float" office:value="4.06" calcext:value-type="float">
            <text:p>4.06</text:p>
          </table:table-cell>
          <table:table-cell office:value-type="float" office:value="11.9115" calcext:value-type="float">
            <text:p>11.9115</text:p>
          </table:table-cell>
          <table:table-cell office:value-type="float" office:value="-175.81" calcext:value-type="float">
            <text:p>-175.81</text:p>
          </table:table-cell>
        </table:table-row>
        <table:table-row table:style-name="ro1">
          <table:table-cell table:number-columns-repeated="4"/>
          <table:table-cell office:value-type="float" office:value="4.08" calcext:value-type="float">
            <text:p>4.08</text:p>
          </table:table-cell>
          <table:table-cell office:value-type="float" office:value="11.7081" calcext:value-type="float">
            <text:p>11.7081</text:p>
          </table:table-cell>
          <table:table-cell office:value-type="float" office:value="-176.11" calcext:value-type="float">
            <text:p>-176.11</text:p>
          </table:table-cell>
        </table:table-row>
        <table:table-row table:style-name="ro1"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1.5091" calcext:value-type="float">
            <text:p>11.5091</text:p>
          </table:table-cell>
          <table:table-cell office:value-type="float" office:value="-176.42" calcext:value-type="float">
            <text:p>-176.42</text:p>
          </table:table-cell>
        </table:table-row>
        <table:table-row table:style-name="ro1">
          <table:table-cell table:number-columns-repeated="4"/>
          <table:table-cell office:value-type="float" office:value="4.12" calcext:value-type="float">
            <text:p>4.12</text:p>
          </table:table-cell>
          <table:table-cell office:value-type="float" office:value="11.3144" calcext:value-type="float">
            <text:p>11.3144</text:p>
          </table:table-cell>
          <table:table-cell office:value-type="float" office:value="-176.77" calcext:value-type="float">
            <text:p>-176.77</text:p>
          </table:table-cell>
        </table:table-row>
        <table:table-row table:style-name="ro1">
          <table:table-cell table:number-columns-repeated="4"/>
          <table:table-cell office:value-type="float" office:value="4.14" calcext:value-type="float">
            <text:p>4.14</text:p>
          </table:table-cell>
          <table:table-cell office:value-type="float" office:value="11.1237" calcext:value-type="float">
            <text:p>11.1237</text:p>
          </table:table-cell>
          <table:table-cell office:value-type="float" office:value="-177.13" calcext:value-type="float">
            <text:p>-177.13</text:p>
          </table:table-cell>
        </table:table-row>
        <table:table-row table:style-name="ro1"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10.937" calcext:value-type="float">
            <text:p>10.937</text:p>
          </table:table-cell>
          <table:table-cell office:value-type="float" office:value="-177.49" calcext:value-type="float">
            <text:p>-177.49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.18</text:p>
          </table:table-cell>
          <table:table-cell office:value-type="float" office:value="10.7542" calcext:value-type="float">
            <text:p>10.7542</text:p>
          </table:table-cell>
          <table:table-cell office:value-type="float" office:value="-177.83" calcext:value-type="float">
            <text:p>-177.83</text:p>
          </table:table-cell>
        </table:table-row>
        <table:table-row table:style-name="ro1"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10.5751" calcext:value-type="float">
            <text:p>10.5751</text:p>
          </table:table-cell>
          <table:table-cell office:value-type="float" office:value="-178.13" calcext:value-type="float">
            <text:p>-178.13</text:p>
          </table:table-cell>
        </table:table-row>
        <table:table-row table:style-name="ro1">
          <table:table-cell table:number-columns-repeated="4"/>
          <table:table-cell office:value-type="float" office:value="4.22" calcext:value-type="float">
            <text:p>4.22</text:p>
          </table:table-cell>
          <table:table-cell office:value-type="float" office:value="10.3998" calcext:value-type="float">
            <text:p>10.3998</text:p>
          </table:table-cell>
          <table:table-cell office:value-type="float" office:value="-178.42" calcext:value-type="float">
            <text:p>-178.42</text:p>
          </table:table-cell>
        </table:table-row>
        <table:table-row table:style-name="ro1">
          <table:table-cell table:number-columns-repeated="4"/>
          <table:table-cell office:value-type="float" office:value="4.24" calcext:value-type="float">
            <text:p>4.24</text:p>
          </table:table-cell>
          <table:table-cell office:value-type="float" office:value="10.228" calcext:value-type="float">
            <text:p>10.228</text:p>
          </table:table-cell>
          <table:table-cell office:value-type="float" office:value="-178.71" calcext:value-type="float">
            <text:p>-178.71</text:p>
          </table:table-cell>
        </table:table-row>
        <table:table-row table:style-name="ro1">
          <table:table-cell table:number-columns-repeated="4"/>
          <table:table-cell office:value-type="float" office:value="4.26" calcext:value-type="float">
            <text:p>4.26</text:p>
          </table:table-cell>
          <table:table-cell office:value-type="float" office:value="10.0597" calcext:value-type="float">
            <text:p>10.0597</text:p>
          </table:table-cell>
          <table:table-cell office:value-type="float" office:value="-178.96" calcext:value-type="float">
            <text:p>-178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Ë翁￥" svg:font-family="Ë翁￥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00:28:34.685599931</meta:creation-date>
    <dc:date>2020-06-23T00:35:29.818925406</dc:date>
    <meta:editing-duration>PT6M56S</meta:editing-duration>
    <meta:editing-cycles>1</meta:editing-cycles>
    <meta:document-statistic meta:table-count="1" meta:cell-count="12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Sheet1.B1:Sheet1.C187" svg:x="0.319cm" svg:y="0.18cm" svg:width="12.508cm" svg:height="8.645cm">
          <chartooo:coordinate-region svg:x="1.231cm" svg:y="0.379cm" svg:width="11.59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87" chart:class="chart:line">
            <chart:data-point chart:repeated="187"/>
          </chart:series>
          <chart:series chart:style-name="ch7" chart:values-cell-range-address="Sheet1.C1:Sheet1.C187" chart:class="chart:line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845">
                <text:p>0.744845</text:p>
                <draw:g>
                  <svg:desc>Sheet1.B1:Sheet1.B187</svg:desc>
                </draw:g>
              </table:table-cell>
              <table:table-cell office:value-type="float" office:value="0.009995">
                <text:p>0.009995</text:p>
                <draw:g>
                  <svg:desc>Sheet1.C1:Sheet1.C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969">
                <text:p>1.48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454">
                <text:p>2.23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938">
                <text:p>2.97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423">
                <text:p>3.7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6907">
                <text:p>4.46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1392">
                <text:p>5.21392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5876">
                <text:p>5.95876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0361">
                <text:p>6.70361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4845">
                <text:p>7.44845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933">
                <text:p>8.1933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3814">
                <text:p>8.9381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8299">
                <text:p>9.68299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278">
                <text:p>10.4278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727">
                <text:p>11.1727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175">
                <text:p>11.9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624">
                <text:p>12.6624</text:p>
              </table:table-cell>
              <table:table-cell office:value-type="float" office:value="-0.06001">
                <text:p>-0.06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4072">
                <text:p>13.4072</text:p>
              </table:table-cell>
              <table:table-cell office:value-type="float" office:value="-0.24001">
                <text:p>-0.24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521">
                <text:p>14.1521</text:p>
              </table:table-cell>
              <table:table-cell office:value-type="float" office:value="-0.65001">
                <text:p>-0.65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969">
                <text:p>14.8969</text:p>
              </table:table-cell>
              <table:table-cell office:value-type="float" office:value="-1.09001">
                <text:p>-1.09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6417">
                <text:p>15.6417</text:p>
              </table:table-cell>
              <table:table-cell office:value-type="float" office:value="-1.56001">
                <text:p>-1.56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3866">
                <text:p>16.3866</text:p>
              </table:table-cell>
              <table:table-cell office:value-type="float" office:value="-1.98001">
                <text:p>-1.98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1314">
                <text:p>17.1314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8763">
                <text:p>17.8763</text:p>
              </table:table-cell>
              <table:table-cell office:value-type="float" office:value="-2.68001">
                <text:p>-2.68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6211">
                <text:p>18.6211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366">
                <text:p>19.366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1108">
                <text:p>20.1108</text:p>
              </table:table-cell>
              <table:table-cell office:value-type="float" office:value="-3.78001">
                <text:p>-3.78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8557">
                <text:p>20.8557</text:p>
              </table:table-cell>
              <table:table-cell office:value-type="float" office:value="-4.23001">
                <text:p>-4.23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6005">
                <text:p>21.6005</text:p>
              </table:table-cell>
              <table:table-cell office:value-type="float" office:value="-4.73001">
                <text:p>-4.73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3454">
                <text:p>22.3454</text:p>
              </table:table-cell>
              <table:table-cell office:value-type="float" office:value="-5.24001">
                <text:p>-5.24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0902">
                <text:p>23.0902</text:p>
              </table:table-cell>
              <table:table-cell office:value-type="float" office:value="-5.78001">
                <text:p>-5.78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835">
                <text:p>23.835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5799">
                <text:p>24.5799</text:p>
              </table:table-cell>
              <table:table-cell office:value-type="float" office:value="-6.76001">
                <text:p>-6.76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3247">
                <text:p>25.3247</text:p>
              </table:table-cell>
              <table:table-cell office:value-type="float" office:value="-7.19">
                <text:p>-7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0696">
                <text:p>26.0696</text:p>
              </table:table-cell>
              <table:table-cell office:value-type="float" office:value="-7.60001">
                <text:p>-7.6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8144">
                <text:p>26.8144</text:p>
              </table:table-cell>
              <table:table-cell office:value-type="float" office:value="-8.02">
                <text:p>-8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5593">
                <text:p>27.5593</text:p>
              </table:table-cell>
              <table:table-cell office:value-type="float" office:value="-8.46001">
                <text:p>-8.46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3041">
                <text:p>28.3041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049">
                <text:p>29.049</text:p>
              </table:table-cell>
              <table:table-cell office:value-type="float" office:value="-9.54001">
                <text:p>-9.54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938">
                <text:p>29.7938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5387">
                <text:p>30.5387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2835">
                <text:p>31.2835</text:p>
              </table:table-cell>
              <table:table-cell office:value-type="float" office:value="-11.38">
                <text:p>-11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0283">
                <text:p>32.0283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7732">
                <text:p>32.7732</text:p>
              </table:table-cell>
              <table:table-cell office:value-type="float" office:value="-12.53">
                <text:p>-12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518">
                <text:p>33.518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.2629">
                <text:p>34.2629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.0077">
                <text:p>35.0077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7526">
                <text:p>35.7526</text:p>
              </table:table-cell>
              <table:table-cell office:value-type="float" office:value="-15.29">
                <text:p>-15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4974">
                <text:p>36.4974</text:p>
              </table:table-cell>
              <table:table-cell office:value-type="float" office:value="-15.96">
                <text:p>-15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2423">
                <text:p>37.2423</text:p>
              </table:table-cell>
              <table:table-cell office:value-type="float" office:value="-16.65">
                <text:p>-16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9871">
                <text:p>37.9871</text:p>
              </table:table-cell>
              <table:table-cell office:value-type="float" office:value="-17.54">
                <text:p>-17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7319">
                <text:p>38.7319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4768">
                <text:p>39.4768</text:p>
              </table:table-cell>
              <table:table-cell office:value-type="float" office:value="-19.17">
                <text:p>-19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2216">
                <text:p>40.2216</text:p>
              </table:table-cell>
              <table:table-cell office:value-type="float" office:value="-19.92">
                <text:p>-19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9665">
                <text:p>40.9665</text:p>
              </table:table-cell>
              <table:table-cell office:value-type="float" office:value="-20.67">
                <text:p>-20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.7113">
                <text:p>41.7113</text:p>
              </table:table-cell>
              <table:table-cell office:value-type="float" office:value="-21.42">
                <text:p>-21.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.4562">
                <text:p>42.4562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.201">
                <text:p>43.201</text:p>
              </table:table-cell>
              <table:table-cell office:value-type="float" office:value="-22.99">
                <text:p>-22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9459">
                <text:p>43.9459</text:p>
              </table:table-cell>
              <table:table-cell office:value-type="float" office:value="-23.8">
                <text:p>-2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6907">
                <text:p>44.6907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4356">
                <text:p>45.4356</text:p>
              </table:table-cell>
              <table:table-cell office:value-type="float" office:value="-25.42">
                <text:p>-25.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.1804">
                <text:p>46.1804</text:p>
              </table:table-cell>
              <table:table-cell office:value-type="float" office:value="-26.28">
                <text:p>-26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9252">
                <text:p>46.9252</text:p>
              </table:table-cell>
              <table:table-cell office:value-type="float" office:value="-27.17">
                <text:p>-27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6701">
                <text:p>47.6701</text:p>
              </table:table-cell>
              <table:table-cell office:value-type="float" office:value="-28.06">
                <text:p>-28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4149">
                <text:p>48.4149</text:p>
              </table:table-cell>
              <table:table-cell office:value-type="float" office:value="-28.95">
                <text:p>-28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.1598">
                <text:p>49.1598</text:p>
              </table:table-cell>
              <table:table-cell office:value-type="float" office:value="-29.88">
                <text:p>-29.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.9046">
                <text:p>49.9046</text:p>
              </table:table-cell>
              <table:table-cell office:value-type="float" office:value="-31.07">
                <text:p>-31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.6495">
                <text:p>50.6495</text:p>
              </table:table-cell>
              <table:table-cell office:value-type="float" office:value="-32.03">
                <text:p>-32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3943">
                <text:p>51.3943</text:p>
              </table:table-cell>
              <table:table-cell office:value-type="float" office:value="-32.98">
                <text:p>-32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1392">
                <text:p>52.1392</text:p>
              </table:table-cell>
              <table:table-cell office:value-type="float" office:value="-33.97">
                <text:p>-33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.884">
                <text:p>52.884</text:p>
              </table:table-cell>
              <table:table-cell office:value-type="float" office:value="-34.99">
                <text:p>-34.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.6288">
                <text:p>53.6288</text:p>
              </table:table-cell>
              <table:table-cell office:value-type="float" office:value="-36.03">
                <text:p>-36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.3737">
                <text:p>54.3737</text:p>
              </table:table-cell>
              <table:table-cell office:value-type="float" office:value="-37.06">
                <text:p>-37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1185">
                <text:p>55.1185</text:p>
              </table:table-cell>
              <table:table-cell office:value-type="float" office:value="-38.13">
                <text:p>-38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8634">
                <text:p>55.8634</text:p>
              </table:table-cell>
              <table:table-cell office:value-type="float" office:value="-39.22">
                <text:p>-39.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6082">
                <text:p>56.6082</text:p>
              </table:table-cell>
              <table:table-cell office:value-type="float" office:value="-40.32">
                <text:p>-40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3531">
                <text:p>57.3531</text:p>
              </table:table-cell>
              <table:table-cell office:value-type="float" office:value="-41.41">
                <text:p>-41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0979">
                <text:p>58.0979</text:p>
              </table:table-cell>
              <table:table-cell office:value-type="float" office:value="-42.53">
                <text:p>-42.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8428">
                <text:p>58.8428</text:p>
              </table:table-cell>
              <table:table-cell office:value-type="float" office:value="-43.67">
                <text:p>-43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.5876">
                <text:p>59.5876</text:p>
              </table:table-cell>
              <table:table-cell office:value-type="float" office:value="-44.8">
                <text:p>-44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3325">
                <text:p>60.3325</text:p>
              </table:table-cell>
              <table:table-cell office:value-type="float" office:value="-45.95">
                <text:p>-45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0773">
                <text:p>61.0773</text:p>
              </table:table-cell>
              <table:table-cell office:value-type="float" office:value="-47.14">
                <text:p>-47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8221">
                <text:p>61.8221</text:p>
              </table:table-cell>
              <table:table-cell office:value-type="float" office:value="-48.31">
                <text:p>-48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.567">
                <text:p>62.567</text:p>
              </table:table-cell>
              <table:table-cell office:value-type="float" office:value="-49.51">
                <text:p>-49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3118">
                <text:p>63.3118</text:p>
              </table:table-cell>
              <table:table-cell office:value-type="float" office:value="-50.75">
                <text:p>-50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.0567">
                <text:p>64.0567</text:p>
              </table:table-cell>
              <table:table-cell office:value-type="float" office:value="-51.98">
                <text:p>-51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.8015">
                <text:p>64.8015</text:p>
              </table:table-cell>
              <table:table-cell office:value-type="float" office:value="-53.21">
                <text:p>-53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.5464">
                <text:p>65.5464</text:p>
              </table:table-cell>
              <table:table-cell office:value-type="float" office:value="-55.75">
                <text:p>-55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.2912">
                <text:p>66.2912</text:p>
              </table:table-cell>
              <table:table-cell office:value-type="float" office:value="-57.02">
                <text:p>-57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0361">
                <text:p>67.0361</text:p>
              </table:table-cell>
              <table:table-cell office:value-type="float" office:value="-58.31">
                <text:p>-58.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.7809">
                <text:p>67.7809</text:p>
              </table:table-cell>
              <table:table-cell office:value-type="float" office:value="-59.64">
                <text:p>-59.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5258">
                <text:p>68.5258</text:p>
              </table:table-cell>
              <table:table-cell office:value-type="float" office:value="-60.98">
                <text:p>-60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2706">
                <text:p>69.2706</text:p>
              </table:table-cell>
              <table:table-cell office:value-type="float" office:value="-62.32">
                <text:p>-62.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154">
                <text:p>70.0154</text:p>
              </table:table-cell>
              <table:table-cell office:value-type="float" office:value="-63.68">
                <text:p>-63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.7603">
                <text:p>70.7603</text:p>
              </table:table-cell>
              <table:table-cell office:value-type="float" office:value="-65.07">
                <text:p>-65.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.5051">
                <text:p>71.5051</text:p>
              </table:table-cell>
              <table:table-cell office:value-type="float" office:value="-66.44">
                <text:p>-66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25">
                <text:p>72.25</text:p>
              </table:table-cell>
              <table:table-cell office:value-type="float" office:value="-67.85">
                <text:p>-67.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.9948">
                <text:p>72.9948</text:p>
              </table:table-cell>
              <table:table-cell office:value-type="float" office:value="-69.29">
                <text:p>-69.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.7397">
                <text:p>73.7397</text:p>
              </table:table-cell>
              <table:table-cell office:value-type="float" office:value="-70.35">
                <text:p>-70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4845">
                <text:p>74.4845</text:p>
              </table:table-cell>
              <table:table-cell office:value-type="float" office:value="-72.16">
                <text:p>-72.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.4845">
                <text:p>74.4845</text:p>
              </table:table-cell>
              <table:table-cell office:value-type="float" office:value="-73.61">
                <text:p>-73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4845">
                <text:p>74.4845</text:p>
              </table:table-cell>
              <table:table-cell office:value-type="float" office:value="-75.07">
                <text:p>-75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.4845">
                <text:p>74.4845</text:p>
              </table:table-cell>
              <table:table-cell office:value-type="float" office:value="-76.54">
                <text:p>-76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.4845">
                <text:p>74.4845</text:p>
              </table:table-cell>
              <table:table-cell office:value-type="float" office:value="-77.97">
                <text:p>-77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.4845">
                <text:p>74.4845</text:p>
              </table:table-cell>
              <table:table-cell office:value-type="float" office:value="-79.44">
                <text:p>-79.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.4845">
                <text:p>74.4845</text:p>
              </table:table-cell>
              <table:table-cell office:value-type="float" office:value="-80.91">
                <text:p>-80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4845">
                <text:p>74.4845</text:p>
              </table:table-cell>
              <table:table-cell office:value-type="float" office:value="-82.35">
                <text:p>-82.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4845">
                <text:p>74.4845</text:p>
              </table:table-cell>
              <table:table-cell office:value-type="float" office:value="-84.18">
                <text:p>-84.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4845">
                <text:p>74.4845</text:p>
              </table:table-cell>
              <table:table-cell office:value-type="float" office:value="-85.63">
                <text:p>-85.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4845">
                <text:p>74.4845</text:p>
              </table:table-cell>
              <table:table-cell office:value-type="float" office:value="-87.1">
                <text:p>-87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.4845">
                <text:p>74.4845</text:p>
              </table:table-cell>
              <table:table-cell office:value-type="float" office:value="-88.58">
                <text:p>-88.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.4845">
                <text:p>74.4845</text:p>
              </table:table-cell>
              <table:table-cell office:value-type="float" office:value="-90.05">
                <text:p>-9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.4845">
                <text:p>74.4845</text:p>
              </table:table-cell>
              <table:table-cell office:value-type="float" office:value="-91.53">
                <text:p>-91.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.4845">
                <text:p>74.4845</text:p>
              </table:table-cell>
              <table:table-cell office:value-type="float" office:value="-93.03">
                <text:p>-93.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4845">
                <text:p>74.4845</text:p>
              </table:table-cell>
              <table:table-cell office:value-type="float" office:value="-94.51">
                <text:p>-94.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4845">
                <text:p>74.484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.4845">
                <text:p>74.4845</text:p>
              </table:table-cell>
              <table:table-cell office:value-type="float" office:value="-97.5">
                <text:p>-97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.4845">
                <text:p>74.4845</text:p>
              </table:table-cell>
              <table:table-cell office:value-type="float" office:value="-98.99">
                <text:p>-98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4845">
                <text:p>74.4845</text:p>
              </table:table-cell>
              <table:table-cell office:value-type="float" office:value="-100.49">
                <text:p>-100.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4845">
                <text:p>74.4845</text:p>
              </table:table-cell>
              <table:table-cell office:value-type="float" office:value="-101.97">
                <text:p>-101.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4845">
                <text:p>74.4845</text:p>
              </table:table-cell>
              <table:table-cell office:value-type="float" office:value="-103.44">
                <text:p>-103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.4845">
                <text:p>74.4845</text:p>
              </table:table-cell>
              <table:table-cell office:value-type="float" office:value="-104.92">
                <text:p>-104.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.4845">
                <text:p>74.4845</text:p>
              </table:table-cell>
              <table:table-cell office:value-type="float" office:value="-106.36">
                <text:p>-106.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.4845">
                <text:p>74.4845</text:p>
              </table:table-cell>
              <table:table-cell office:value-type="float" office:value="-107.83">
                <text:p>-107.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.4845">
                <text:p>74.4845</text:p>
              </table:table-cell>
              <table:table-cell office:value-type="float" office:value="-109.29">
                <text:p>-109.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.4845">
                <text:p>74.4845</text:p>
              </table:table-cell>
              <table:table-cell office:value-type="float" office:value="-110.73">
                <text:p>-110.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.4845">
                <text:p>74.4845</text:p>
              </table:table-cell>
              <table:table-cell office:value-type="float" office:value="-112.21">
                <text:p>-112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.4845">
                <text:p>74.4845</text:p>
              </table:table-cell>
              <table:table-cell office:value-type="float" office:value="-113.69">
                <text:p>-113.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.4845">
                <text:p>74.4845</text:p>
              </table:table-cell>
              <table:table-cell office:value-type="float" office:value="-115.14">
                <text:p>-115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.4845">
                <text:p>74.4845</text:p>
              </table:table-cell>
              <table:table-cell office:value-type="float" office:value="-116.64">
                <text:p>-116.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.4845">
                <text:p>74.4845</text:p>
              </table:table-cell>
              <table:table-cell office:value-type="float" office:value="-118.11">
                <text:p>-118.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.4845">
                <text:p>74.4845</text:p>
              </table:table-cell>
              <table:table-cell office:value-type="float" office:value="-119.58">
                <text:p>-119.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.4845">
                <text:p>74.4845</text:p>
              </table:table-cell>
              <table:table-cell office:value-type="float" office:value="-121.08">
                <text:p>-121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.4845">
                <text:p>74.4845</text:p>
              </table:table-cell>
              <table:table-cell office:value-type="float" office:value="-122.56">
                <text:p>-122.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.4845">
                <text:p>74.4845</text:p>
              </table:table-cell>
              <table:table-cell office:value-type="float" office:value="-124.05">
                <text:p>-124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.4845">
                <text:p>74.4845</text:p>
              </table:table-cell>
              <table:table-cell office:value-type="float" office:value="-125.57">
                <text:p>-125.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.4632">
                <text:p>73.4632</text:p>
              </table:table-cell>
              <table:table-cell office:value-type="float" office:value="-127.05">
                <text:p>-127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.4419">
                <text:p>72.4419</text:p>
              </table:table-cell>
              <table:table-cell office:value-type="float" office:value="-128.56">
                <text:p>-128.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4206">
                <text:p>71.4206</text:p>
              </table:table-cell>
              <table:table-cell office:value-type="float" office:value="-130.07">
                <text:p>-130.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3992">
                <text:p>70.3992</text:p>
              </table:table-cell>
              <table:table-cell office:value-type="float" office:value="-131.53">
                <text:p>-131.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3779">
                <text:p>69.3779</text:p>
              </table:table-cell>
              <table:table-cell office:value-type="float" office:value="-133.01">
                <text:p>-133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.3566">
                <text:p>68.3566</text:p>
              </table:table-cell>
              <table:table-cell office:value-type="float" office:value="-134.43">
                <text:p>-134.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7.3353">
                <text:p>67.3353</text:p>
              </table:table-cell>
              <table:table-cell office:value-type="float" office:value="-135.85">
                <text:p>-135.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.314">
                <text:p>66.314</text:p>
              </table:table-cell>
              <table:table-cell office:value-type="float" office:value="-137.26">
                <text:p>-137.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.2927">
                <text:p>65.2927</text:p>
              </table:table-cell>
              <table:table-cell office:value-type="float" office:value="-138.61">
                <text:p>-138.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2713">
                <text:p>64.2713</text:p>
              </table:table-cell>
              <table:table-cell office:value-type="float" office:value="-139.96">
                <text:p>-139.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25">
                <text:p>63.25</text:p>
              </table:table-cell>
              <table:table-cell office:value-type="float" office:value="-141.28">
                <text:p>-141.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.2287">
                <text:p>62.2287</text:p>
              </table:table-cell>
              <table:table-cell office:value-type="float" office:value="-142.58">
                <text:p>-142.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.2074">
                <text:p>61.2074</text:p>
              </table:table-cell>
              <table:table-cell office:value-type="float" office:value="-145.16">
                <text:p>-145.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.1861">
                <text:p>60.1861</text:p>
              </table:table-cell>
              <table:table-cell office:value-type="float" office:value="-146.44">
                <text:p>-146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.1648">
                <text:p>59.1648</text:p>
              </table:table-cell>
              <table:table-cell office:value-type="float" office:value="-147.67">
                <text:p>-147.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.1434">
                <text:p>58.1434</text:p>
              </table:table-cell>
              <table:table-cell office:value-type="float" office:value="-149.2">
                <text:p>-149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1221">
                <text:p>57.1221</text:p>
              </table:table-cell>
              <table:table-cell office:value-type="float" office:value="-150.4">
                <text:p>-150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1008">
                <text:p>56.1008</text:p>
              </table:table-cell>
              <table:table-cell office:value-type="float" office:value="-151.57">
                <text:p>-151.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.0795">
                <text:p>55.0795</text:p>
              </table:table-cell>
              <table:table-cell office:value-type="float" office:value="-152.74">
                <text:p>-152.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.0582">
                <text:p>54.0582</text:p>
              </table:table-cell>
              <table:table-cell office:value-type="float" office:value="-153.89">
                <text:p>-153.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.0368">
                <text:p>53.0368</text:p>
              </table:table-cell>
              <table:table-cell office:value-type="float" office:value="-155.01">
                <text:p>-155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0155">
                <text:p>52.0155</text:p>
              </table:table-cell>
              <table:table-cell office:value-type="float" office:value="-156.1">
                <text:p>-15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.9942">
                <text:p>50.9942</text:p>
              </table:table-cell>
              <table:table-cell office:value-type="float" office:value="-157.2">
                <text:p>-157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9729">
                <text:p>49.9729</text:p>
              </table:table-cell>
              <table:table-cell office:value-type="float" office:value="-158.25">
                <text:p>-158.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.9516">
                <text:p>48.9516</text:p>
              </table:table-cell>
              <table:table-cell office:value-type="float" office:value="-159.24">
                <text:p>-159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.9303">
                <text:p>47.9303</text:p>
              </table:table-cell>
              <table:table-cell office:value-type="float" office:value="-160.24">
                <text:p>-160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9089">
                <text:p>46.9089</text:p>
              </table:table-cell>
              <table:table-cell office:value-type="float" office:value="-161.22">
                <text:p>-161.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.8876">
                <text:p>45.8876</text:p>
              </table:table-cell>
              <table:table-cell office:value-type="float" office:value="-162.16">
                <text:p>-162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8663">
                <text:p>44.8663</text:p>
              </table:table-cell>
              <table:table-cell office:value-type="float" office:value="-163.08">
                <text:p>-163.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.845">
                <text:p>43.845</text:p>
              </table:table-cell>
              <table:table-cell office:value-type="float" office:value="-164.02">
                <text:p>-164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.8237">
                <text:p>42.8237</text:p>
              </table:table-cell>
              <table:table-cell office:value-type="float" office:value="-164.94">
                <text:p>-164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8024">
                <text:p>41.8024</text:p>
              </table:table-cell>
              <table:table-cell office:value-type="float" office:value="-165.82">
                <text:p>-165.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781">
                <text:p>40.781</text:p>
              </table:table-cell>
              <table:table-cell office:value-type="float" office:value="-166.68">
                <text:p>-166.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7597">
                <text:p>39.7597</text:p>
              </table:table-cell>
              <table:table-cell office:value-type="float" office:value="-167.53">
                <text:p>-167.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7384">
                <text:p>38.7384</text:p>
              </table:table-cell>
              <table:table-cell office:value-type="float" office:value="-168.36">
                <text:p>-168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7171">
                <text:p>37.7171</text:p>
              </table:table-cell>
              <table:table-cell office:value-type="float" office:value="-169.16">
                <text:p>-169.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.6958">
                <text:p>36.6958</text:p>
              </table:table-cell>
              <table:table-cell office:value-type="float" office:value="-169.94">
                <text:p>-169.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.6744">
                <text:p>35.6744</text:p>
              </table:table-cell>
              <table:table-cell office:value-type="float" office:value="-170.69">
                <text:p>-170.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6531">
                <text:p>34.6531</text:p>
              </table:table-cell>
              <table:table-cell office:value-type="float" office:value="-171.44">
                <text:p>-171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.6318">
                <text:p>33.6318</text:p>
              </table:table-cell>
              <table:table-cell office:value-type="float" office:value="-172.18">
                <text:p>-172.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6105">
                <text:p>32.6105</text:p>
              </table:table-cell>
              <table:table-cell office:value-type="float" office:value="-172.89">
                <text:p>-172.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892">
                <text:p>31.5892</text:p>
              </table:table-cell>
              <table:table-cell office:value-type="float" office:value="-173.59">
                <text:p>-173.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.5679">
                <text:p>30.5679</text:p>
              </table:table-cell>
              <table:table-cell office:value-type="float" office:value="-174.27">
                <text:p>-174.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5465">
                <text:p>29.5465</text:p>
              </table:table-cell>
              <table:table-cell office:value-type="float" office:value="-174.92">
                <text:p>-174.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5252">
                <text:p>28.5252</text:p>
              </table:table-cell>
              <table:table-cell office:value-type="float" office:value="-175.55">
                <text:p>-175.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5039">
                <text:p>27.5039</text:p>
              </table:table-cell>
              <table:table-cell office:value-type="float" office:value="-176.16">
                <text:p>-176.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4826">
                <text:p>26.4826</text:p>
              </table:table-cell>
              <table:table-cell office:value-type="float" office:value="-176.76">
                <text:p>-176.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4613">
                <text:p>25.4613</text:p>
              </table:table-cell>
              <table:table-cell office:value-type="float" office:value="-177.33">
                <text:p>-177.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44">
                <text:p>24.44</text:p>
              </table:table-cell>
              <table:table-cell office:value-type="float" office:value="-177.88">
                <text:p>-177.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4186">
                <text:p>23.4186</text:p>
              </table:table-cell>
              <table:table-cell office:value-type="float" office:value="-178.4">
                <text:p>-178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3973">
                <text:p>22.3973</text:p>
              </table:table-cell>
              <table:table-cell office:value-type="float" office:value="-178.9">
                <text:p>-17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3.954cm" style:legend-expansion="high" chart:style-name="ch2"/>
        <chart:plot-area chart:style-name="ch3" table:cell-range-address="Sheet1.F1:Sheet1.G213" svg:x="0.319cm" svg:y="0.18cm" svg:width="12.481cm" svg:height="8.645cm">
          <chartooo:coordinate-region svg:x="1.231cm" svg:y="0.379cm" svg:width="11.56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213" chart:class="chart:line">
            <chart:data-point chart:repeated="213"/>
          </chart:series>
          <chart:series chart:style-name="ch7" chart:values-cell-range-address="Sheet1.G1:Sheet1.G213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7246">
                <text:p>1.17246</text:p>
                <draw:g>
                  <svg:desc>Sheet1.F1:Sheet1.F213</svg:desc>
                </draw:g>
              </table:table-cell>
              <table:table-cell office:value-type="float" office:value="-0.02">
                <text:p>-0.02</text:p>
                <draw:g>
                  <svg:desc>Sheet1.G1:Sheet1.G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3325">
                <text:p>2.3332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8248">
                <text:p>3.4824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2029">
                <text:p>4.6202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4677">
                <text:p>5.7467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6205">
                <text:p>6.8620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6622">
                <text:p>7.9662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5941">
                <text:p>9.0594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417">
                <text:p>10.141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133">
                <text:p>11.213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742">
                <text:p>12.274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245">
                <text:p>13.324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3644">
                <text:p>14.364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939">
                <text:p>15.39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4132">
                <text:p>16.413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4223">
                <text:p>17.422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4214">
                <text:p>18.421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106">
                <text:p>19.410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3899">
                <text:p>20.3899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3595">
                <text:p>21.3595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3194">
                <text:p>22.3194</text:p>
              </table:table-cell>
              <table:table-cell office:value-type="float" office:value="-3.11">
                <text:p>-3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2698">
                <text:p>23.269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2107">
                <text:p>24.2107</text:p>
              </table:table-cell>
              <table:table-cell office:value-type="float" office:value="-4.38">
                <text:p>-4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422">
                <text:p>25.1422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0645">
                <text:p>26.0645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9776">
                <text:p>26.9776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816">
                <text:p>27.8816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7767">
                <text:p>28.7767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6628">
                <text:p>29.6628</text:p>
              </table:table-cell>
              <table:table-cell office:value-type="float" office:value="-7.59">
                <text:p>-7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5401">
                <text:p>30.5401</text:p>
              </table:table-cell>
              <table:table-cell office:value-type="float" office:value="-8.21">
                <text:p>-8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4087">
                <text:p>31.4087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686">
                <text:p>32.2686</text:p>
              </table:table-cell>
              <table:table-cell office:value-type="float" office:value="-9.55">
                <text:p>-9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12">
                <text:p>33.12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9629">
                <text:p>33.9629</text:p>
              </table:table-cell>
              <table:table-cell office:value-type="float" office:value="-10.83">
                <text:p>-10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7974">
                <text:p>34.7974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6236">
                <text:p>35.6236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4416">
                <text:p>36.4416</text:p>
              </table:table-cell>
              <table:table-cell office:value-type="float" office:value="-12.73">
                <text:p>-12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2515">
                <text:p>37.2515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533">
                <text:p>38.0533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8471">
                <text:p>38.8471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633">
                <text:p>39.633</text:p>
              </table:table-cell>
              <table:table-cell office:value-type="float" office:value="-15.53">
                <text:p>-15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4111">
                <text:p>40.4111</text:p>
              </table:table-cell>
              <table:table-cell office:value-type="float" office:value="-16.31">
                <text:p>-16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1815">
                <text:p>41.1815</text:p>
              </table:table-cell>
              <table:table-cell office:value-type="float" office:value="-17.09">
                <text:p>-17.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9442">
                <text:p>41.9442</text:p>
              </table:table-cell>
              <table:table-cell office:value-type="float" office:value="-17.87">
                <text:p>-17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6993">
                <text:p>42.6993</text:p>
              </table:table-cell>
              <table:table-cell office:value-type="float" office:value="-18.67">
                <text:p>-18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4469">
                <text:p>43.4469</text:p>
              </table:table-cell>
              <table:table-cell office:value-type="float" office:value="-19.49">
                <text:p>-19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187">
                <text:p>44.187</text:p>
              </table:table-cell>
              <table:table-cell office:value-type="float" office:value="-20.33">
                <text:p>-20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9198">
                <text:p>44.9198</text:p>
              </table:table-cell>
              <table:table-cell office:value-type="float" office:value="-21.18">
                <text:p>-21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6453">
                <text:p>45.6453</text:p>
              </table:table-cell>
              <table:table-cell office:value-type="float" office:value="-22.04">
                <text:p>-22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3636">
                <text:p>46.3636</text:p>
              </table:table-cell>
              <table:table-cell office:value-type="float" office:value="-22.91">
                <text:p>-22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0747">
                <text:p>47.0747</text:p>
              </table:table-cell>
              <table:table-cell office:value-type="float" office:value="-23.86">
                <text:p>-23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7788">
                <text:p>47.7788</text:p>
              </table:table-cell>
              <table:table-cell office:value-type="float" office:value="-25.05">
                <text:p>-25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4758">
                <text:p>48.4758</text:p>
              </table:table-cell>
              <table:table-cell office:value-type="float" office:value="-25.96">
                <text:p>-25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1659">
                <text:p>49.1659</text:p>
              </table:table-cell>
              <table:table-cell office:value-type="float" office:value="-26.87">
                <text:p>-26.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8492">
                <text:p>49.8492</text:p>
              </table:table-cell>
              <table:table-cell office:value-type="float" office:value="-27.83">
                <text:p>-27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5256">
                <text:p>50.5256</text:p>
              </table:table-cell>
              <table:table-cell office:value-type="float" office:value="-28.79">
                <text:p>-28.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.1953">
                <text:p>51.1953</text:p>
              </table:table-cell>
              <table:table-cell office:value-type="float" office:value="-29.78">
                <text:p>-29.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8584">
                <text:p>51.8584</text:p>
              </table:table-cell>
              <table:table-cell office:value-type="float" office:value="-30.77">
                <text:p>-30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148">
                <text:p>52.5148</text:p>
              </table:table-cell>
              <table:table-cell office:value-type="float" office:value="-31.81">
                <text:p>-31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1648">
                <text:p>53.1648</text:p>
              </table:table-cell>
              <table:table-cell office:value-type="float" office:value="-32.86">
                <text:p>-32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8082">
                <text:p>53.8082</text:p>
              </table:table-cell>
              <table:table-cell office:value-type="float" office:value="-33.92">
                <text:p>-33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4453">
                <text:p>54.4453</text:p>
              </table:table-cell>
              <table:table-cell office:value-type="float" office:value="-34.98">
                <text:p>-34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.076">
                <text:p>55.076</text:p>
              </table:table-cell>
              <table:table-cell office:value-type="float" office:value="-36.03">
                <text:p>-36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7004">
                <text:p>55.7004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3187">
                <text:p>56.3187</text:p>
              </table:table-cell>
              <table:table-cell office:value-type="float" office:value="-38.17">
                <text:p>-38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9307">
                <text:p>56.9307</text:p>
              </table:table-cell>
              <table:table-cell office:value-type="float" office:value="-39.27">
                <text:p>-39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5367">
                <text:p>57.5367</text:p>
              </table:table-cell>
              <table:table-cell office:value-type="float" office:value="-40.37">
                <text:p>-40.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.1367">
                <text:p>58.1367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7307">
                <text:p>58.7307</text:p>
              </table:table-cell>
              <table:table-cell office:value-type="float" office:value="-42.63">
                <text:p>-42.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.3187">
                <text:p>59.3187</text:p>
              </table:table-cell>
              <table:table-cell office:value-type="float" office:value="-43.77">
                <text:p>-43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.901">
                <text:p>59.901</text:p>
              </table:table-cell>
              <table:table-cell office:value-type="float" office:value="-44.92">
                <text:p>-44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.4774">
                <text:p>60.4774</text:p>
              </table:table-cell>
              <table:table-cell office:value-type="float" office:value="-46.07">
                <text:p>-46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0481">
                <text:p>61.0481</text:p>
              </table:table-cell>
              <table:table-cell office:value-type="float" office:value="-47.23">
                <text:p>-47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6131">
                <text:p>61.6131</text:p>
              </table:table-cell>
              <table:table-cell office:value-type="float" office:value="-48.42">
                <text:p>-48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.1725">
                <text:p>62.1725</text:p>
              </table:table-cell>
              <table:table-cell office:value-type="float" office:value="-49.62">
                <text:p>-49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7263">
                <text:p>62.7263</text:p>
              </table:table-cell>
              <table:table-cell office:value-type="float" office:value="-50.84">
                <text:p>-50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.2747">
                <text:p>63.2747</text:p>
              </table:table-cell>
              <table:table-cell office:value-type="float" office:value="-52.08">
                <text:p>-52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.8175">
                <text:p>63.8175</text:p>
              </table:table-cell>
              <table:table-cell office:value-type="float" office:value="-53.33">
                <text:p>-53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355">
                <text:p>64.355</text:p>
              </table:table-cell>
              <table:table-cell office:value-type="float" office:value="-54.58">
                <text:p>-54.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8871">
                <text:p>64.8871</text:p>
              </table:table-cell>
              <table:table-cell office:value-type="float" office:value="-55.84">
                <text:p>-55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.4139">
                <text:p>65.4139</text:p>
              </table:table-cell>
              <table:table-cell office:value-type="float" office:value="-57.11">
                <text:p>-57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.9355">
                <text:p>65.9355</text:p>
              </table:table-cell>
              <table:table-cell office:value-type="float" office:value="-58.41">
                <text:p>-58.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.4519">
                <text:p>66.4519</text:p>
              </table:table-cell>
              <table:table-cell office:value-type="float" office:value="-59.71">
                <text:p>-59.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9631">
                <text:p>66.9631</text:p>
              </table:table-cell>
              <table:table-cell office:value-type="float" office:value="-61.03">
                <text:p>-61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4693">
                <text:p>67.4693</text:p>
              </table:table-cell>
              <table:table-cell office:value-type="float" office:value="-62.37">
                <text:p>-62.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.9704">
                <text:p>67.9704</text:p>
              </table:table-cell>
              <table:table-cell office:value-type="float" office:value="-63.69">
                <text:p>-63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4665">
                <text:p>68.4665</text:p>
              </table:table-cell>
              <table:table-cell office:value-type="float" office:value="-65.02">
                <text:p>-65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9577">
                <text:p>68.9577</text:p>
              </table:table-cell>
              <table:table-cell office:value-type="float" office:value="-66.36">
                <text:p>-66.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.4441">
                <text:p>69.4441</text:p>
              </table:table-cell>
              <table:table-cell office:value-type="float" office:value="-67.69">
                <text:p>-67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9255">
                <text:p>69.9255</text:p>
              </table:table-cell>
              <table:table-cell office:value-type="float" office:value="-69.04">
                <text:p>-69.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4022">
                <text:p>70.4022</text:p>
              </table:table-cell>
              <table:table-cell office:value-type="float" office:value="-70.41">
                <text:p>-70.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8742">
                <text:p>70.8742</text:p>
              </table:table-cell>
              <table:table-cell office:value-type="float" office:value="-71.77">
                <text:p>-71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3414">
                <text:p>71.3414</text:p>
              </table:table-cell>
              <table:table-cell office:value-type="float" office:value="-73.17">
                <text:p>-73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.804">
                <text:p>71.804</text:p>
              </table:table-cell>
              <table:table-cell office:value-type="float" office:value="-74.93">
                <text:p>-74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.262">
                <text:p>72.262</text:p>
              </table:table-cell>
              <table:table-cell office:value-type="float" office:value="-76.34">
                <text:p>-76.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.7154">
                <text:p>72.7154</text:p>
              </table:table-cell>
              <table:table-cell office:value-type="float" office:value="-77.77">
                <text:p>-77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1644">
                <text:p>73.1644</text:p>
              </table:table-cell>
              <table:table-cell office:value-type="float" office:value="-79.2">
                <text:p>-7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.6088">
                <text:p>73.6088</text:p>
              </table:table-cell>
              <table:table-cell office:value-type="float" office:value="-80.64">
                <text:p>-80.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.0489">
                <text:p>74.0489</text:p>
              </table:table-cell>
              <table:table-cell office:value-type="float" office:value="-82.1">
                <text:p>-82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4845">
                <text:p>74.4845</text:p>
              </table:table-cell>
              <table:table-cell office:value-type="float" office:value="-83.58">
                <text:p>-83.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.4845">
                <text:p>74.4845</text:p>
              </table:table-cell>
              <table:table-cell office:value-type="float" office:value="-85.09">
                <text:p>-85.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4845">
                <text:p>74.4845</text:p>
              </table:table-cell>
              <table:table-cell office:value-type="float" office:value="-86.57">
                <text:p>-86.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.4845">
                <text:p>74.48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.4845">
                <text:p>74.4845</text:p>
              </table:table-cell>
              <table:table-cell office:value-type="float" office:value="-89.46">
                <text:p>-89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.4845">
                <text:p>74.4845</text:p>
              </table:table-cell>
              <table:table-cell office:value-type="float" office:value="-90.93">
                <text:p>-90.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.4845">
                <text:p>74.4845</text:p>
              </table:table-cell>
              <table:table-cell office:value-type="float" office:value="-92.4">
                <text:p>-92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4845">
                <text:p>74.4845</text:p>
              </table:table-cell>
              <table:table-cell office:value-type="float" office:value="-93.88">
                <text:p>-93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4845">
                <text:p>74.4845</text:p>
              </table:table-cell>
              <table:table-cell office:value-type="float" office:value="-95.34">
                <text:p>-95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4845">
                <text:p>74.4845</text:p>
              </table:table-cell>
              <table:table-cell office:value-type="float" office:value="-96.83">
                <text:p>-96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.4845">
                <text:p>74.4845</text:p>
              </table:table-cell>
              <table:table-cell office:value-type="float" office:value="-98.31">
                <text:p>-98.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.4845">
                <text:p>74.4845</text:p>
              </table:table-cell>
              <table:table-cell office:value-type="float" office:value="-99.8">
                <text:p>-99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.4845">
                <text:p>74.4845</text:p>
              </table:table-cell>
              <table:table-cell office:value-type="float" office:value="-102.73">
                <text:p>-102.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.4845">
                <text:p>74.4845</text:p>
              </table:table-cell>
              <table:table-cell office:value-type="float" office:value="-104.2">
                <text:p>-10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.4845">
                <text:p>74.4845</text:p>
              </table:table-cell>
              <table:table-cell office:value-type="float" office:value="-105.67">
                <text:p>-105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4845">
                <text:p>74.4845</text:p>
              </table:table-cell>
              <table:table-cell office:value-type="float" office:value="-107.16">
                <text:p>-107.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4845">
                <text:p>74.4845</text:p>
              </table:table-cell>
              <table:table-cell office:value-type="float" office:value="-108.65">
                <text:p>-108.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.4845">
                <text:p>74.4845</text:p>
              </table:table-cell>
              <table:table-cell office:value-type="float" office:value="-110.14">
                <text:p>-110.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.4845">
                <text:p>74.4845</text:p>
              </table:table-cell>
              <table:table-cell office:value-type="float" office:value="-111.64">
                <text:p>-111.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4845">
                <text:p>74.4845</text:p>
              </table:table-cell>
              <table:table-cell office:value-type="float" office:value="-113.13">
                <text:p>-113.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4845">
                <text:p>74.4845</text:p>
              </table:table-cell>
              <table:table-cell office:value-type="float" office:value="-114.64">
                <text:p>-114.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.4845">
                <text:p>74.4845</text:p>
              </table:table-cell>
              <table:table-cell office:value-type="float" office:value="-116.12">
                <text:p>-116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.4845">
                <text:p>74.4845</text:p>
              </table:table-cell>
              <table:table-cell office:value-type="float" office:value="-117.61">
                <text:p>-117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.4845">
                <text:p>74.4845</text:p>
              </table:table-cell>
              <table:table-cell office:value-type="float" office:value="-119.11">
                <text:p>-119.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.4845">
                <text:p>74.4845</text:p>
              </table:table-cell>
              <table:table-cell office:value-type="float" office:value="-120.59">
                <text:p>-120.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.4845">
                <text:p>74.4845</text:p>
              </table:table-cell>
              <table:table-cell office:value-type="float" office:value="-122.09">
                <text:p>-122.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.4845">
                <text:p>74.4845</text:p>
              </table:table-cell>
              <table:table-cell office:value-type="float" office:value="-123.55">
                <text:p>-123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.4845">
                <text:p>74.4845</text:p>
              </table:table-cell>
              <table:table-cell office:value-type="float" office:value="-125.01">
                <text:p>-125.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5249">
                <text:p>71.5249</text:p>
              </table:table-cell>
              <table:table-cell office:value-type="float" office:value="-126.47">
                <text:p>-126.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.7588">
                <text:p>68.7588</text:p>
              </table:table-cell>
              <table:table-cell office:value-type="float" office:value="-127.91">
                <text:p>-127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1678">
                <text:p>66.1678</text:p>
              </table:table-cell>
              <table:table-cell office:value-type="float" office:value="-129.36">
                <text:p>-129.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736">
                <text:p>63.736</text:p>
              </table:table-cell>
              <table:table-cell office:value-type="float" office:value="-130.78">
                <text:p>-130.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.4492">
                <text:p>61.4492</text:p>
              </table:table-cell>
              <table:table-cell office:value-type="float" office:value="-132.17">
                <text:p>-132.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295">
                <text:p>59.295</text:p>
              </table:table-cell>
              <table:table-cell office:value-type="float" office:value="-133.49">
                <text:p>-133.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.2623">
                <text:p>57.2623</text:p>
              </table:table-cell>
              <table:table-cell office:value-type="float" office:value="-134.75">
                <text:p>-134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.3412">
                <text:p>55.3412</text:p>
              </table:table-cell>
              <table:table-cell office:value-type="float" office:value="-135.95">
                <text:p>-135.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.5229">
                <text:p>53.5229</text:p>
              </table:table-cell>
              <table:table-cell office:value-type="float" office:value="-137.38">
                <text:p>-137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7994">
                <text:p>51.7994</text:p>
              </table:table-cell>
              <table:table-cell office:value-type="float" office:value="-138.47">
                <text:p>-138.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.1636">
                <text:p>50.1636</text:p>
              </table:table-cell>
              <table:table-cell office:value-type="float" office:value="-139.51">
                <text:p>-139.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.6092">
                <text:p>48.6092</text:p>
              </table:table-cell>
              <table:table-cell office:value-type="float" office:value="-140.51">
                <text:p>-140.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1302">
                <text:p>47.1302</text:p>
              </table:table-cell>
              <table:table-cell office:value-type="float" office:value="-141.52">
                <text:p>-141.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.7213">
                <text:p>45.7213</text:p>
              </table:table-cell>
              <table:table-cell office:value-type="float" office:value="-142.51">
                <text:p>-142.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.378">
                <text:p>44.378</text:p>
              </table:table-cell>
              <table:table-cell office:value-type="float" office:value="-143.46">
                <text:p>-143.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0956">
                <text:p>43.0956</text:p>
              </table:table-cell>
              <table:table-cell office:value-type="float" office:value="-144.37">
                <text:p>-144.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.8703">
                <text:p>41.8703</text:p>
              </table:table-cell>
              <table:table-cell office:value-type="float" office:value="-145.29">
                <text:p>-145.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6985">
                <text:p>40.6985</text:p>
              </table:table-cell>
              <table:table-cell office:value-type="float" office:value="-146.21">
                <text:p>-146.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5767">
                <text:p>39.5767</text:p>
              </table:table-cell>
              <table:table-cell office:value-type="float" office:value="-147.08">
                <text:p>-147.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5019">
                <text:p>38.5019</text:p>
              </table:table-cell>
              <table:table-cell office:value-type="float" office:value="-147.89">
                <text:p>-147.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4714">
                <text:p>37.4714</text:p>
              </table:table-cell>
              <table:table-cell office:value-type="float" office:value="-148.7">
                <text:p>-148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4824">
                <text:p>36.4824</text:p>
              </table:table-cell>
              <table:table-cell office:value-type="float" office:value="-149.51">
                <text:p>-149.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.5326">
                <text:p>35.5326</text:p>
              </table:table-cell>
              <table:table-cell office:value-type="float" office:value="-150.28">
                <text:p>-150.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6198">
                <text:p>34.6198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.742">
                <text:p>33.742</text:p>
              </table:table-cell>
              <table:table-cell office:value-type="float" office:value="-151.7">
                <text:p>-151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.8972">
                <text:p>32.8972</text:p>
              </table:table-cell>
              <table:table-cell office:value-type="float" office:value="-152.41">
                <text:p>-152.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.0836">
                <text:p>32.0836</text:p>
              </table:table-cell>
              <table:table-cell office:value-type="float" office:value="-153.12">
                <text:p>-153.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2996">
                <text:p>31.2996</text:p>
              </table:table-cell>
              <table:table-cell office:value-type="float" office:value="-153.83">
                <text:p>-153.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5437">
                <text:p>30.5437</text:p>
              </table:table-cell>
              <table:table-cell office:value-type="float" office:value="-154.49">
                <text:p>-154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8145">
                <text:p>29.8145</text:p>
              </table:table-cell>
              <table:table-cell office:value-type="float" office:value="-155.12">
                <text:p>-155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1106">
                <text:p>29.1106</text:p>
              </table:table-cell>
              <table:table-cell office:value-type="float" office:value="-155.73">
                <text:p>-155.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4307">
                <text:p>28.4307</text:p>
              </table:table-cell>
              <table:table-cell office:value-type="float" office:value="-156.33">
                <text:p>-156.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.7738">
                <text:p>27.7738</text:p>
              </table:table-cell>
              <table:table-cell office:value-type="float" office:value="-156.95">
                <text:p>-156.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1387">
                <text:p>27.1387</text:p>
              </table:table-cell>
              <table:table-cell office:value-type="float" office:value="-157.57">
                <text:p>-157.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5244">
                <text:p>26.5244</text:p>
              </table:table-cell>
              <table:table-cell office:value-type="float" office:value="-158.16">
                <text:p>-158.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93">
                <text:p>25.93</text:p>
              </table:table-cell>
              <table:table-cell office:value-type="float" office:value="-158.71">
                <text:p>-158.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3545">
                <text:p>25.3545</text:p>
              </table:table-cell>
              <table:table-cell office:value-type="float" office:value="-159.28">
                <text:p>-159.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.7971">
                <text:p>24.7971</text:p>
              </table:table-cell>
              <table:table-cell office:value-type="float" office:value="-159.85">
                <text:p>-159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.2569">
                <text:p>24.2569</text:p>
              </table:table-cell>
              <table:table-cell office:value-type="float" office:value="-160.4">
                <text:p>-160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7334">
                <text:p>23.7334</text:p>
              </table:table-cell>
              <table:table-cell office:value-type="float" office:value="-160.97">
                <text:p>-160.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2256">
                <text:p>23.2256</text:p>
              </table:table-cell>
              <table:table-cell office:value-type="float" office:value="-161.55">
                <text:p>-161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733">
                <text:p>22.733</text:p>
              </table:table-cell>
              <table:table-cell office:value-type="float" office:value="-162.12">
                <text:p>-162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255">
                <text:p>22.255</text:p>
              </table:table-cell>
              <table:table-cell office:value-type="float" office:value="-162.64">
                <text:p>-162.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7909">
                <text:p>21.7909</text:p>
              </table:table-cell>
              <table:table-cell office:value-type="float" office:value="-163.12">
                <text:p>-163.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401">
                <text:p>21.3401</text:p>
              </table:table-cell>
              <table:table-cell office:value-type="float" office:value="-163.6">
                <text:p>-163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022">
                <text:p>20.9022</text:p>
              </table:table-cell>
              <table:table-cell office:value-type="float" office:value="-164.05">
                <text:p>-164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4766">
                <text:p>20.4766</text:p>
              </table:table-cell>
              <table:table-cell office:value-type="float" office:value="-164.48">
                <text:p>-164.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0629">
                <text:p>20.0629</text:p>
              </table:table-cell>
              <table:table-cell office:value-type="float" office:value="-164.9">
                <text:p>-164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6606">
                <text:p>19.6606</text:p>
              </table:table-cell>
              <table:table-cell office:value-type="float" office:value="-165.34">
                <text:p>-165.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2692">
                <text:p>19.2692</text:p>
              </table:table-cell>
              <table:table-cell office:value-type="float" office:value="-165.79">
                <text:p>-165.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8883">
                <text:p>18.8883</text:p>
              </table:table-cell>
              <table:table-cell office:value-type="float" office:value="-166.22">
                <text:p>-166.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5177">
                <text:p>18.5177</text:p>
              </table:table-cell>
              <table:table-cell office:value-type="float" office:value="-166.69">
                <text:p>-166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1568">
                <text:p>18.1568</text:p>
              </table:table-cell>
              <table:table-cell office:value-type="float" office:value="-167.06">
                <text:p>-167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8053">
                <text:p>17.8053</text:p>
              </table:table-cell>
              <table:table-cell office:value-type="float" office:value="-167.43">
                <text:p>-167.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4629">
                <text:p>17.4629</text:p>
              </table:table-cell>
              <table:table-cell office:value-type="float" office:value="-167.8">
                <text:p>-16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1293">
                <text:p>17.1293</text:p>
              </table:table-cell>
              <table:table-cell office:value-type="float" office:value="-168.21">
                <text:p>-168.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8042">
                <text:p>16.8042</text:p>
              </table:table-cell>
              <table:table-cell office:value-type="float" office:value="-168.65">
                <text:p>-168.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4872">
                <text:p>16.4872</text:p>
              </table:table-cell>
              <table:table-cell office:value-type="float" office:value="-169.13">
                <text:p>-169.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1781">
                <text:p>16.1781</text:p>
              </table:table-cell>
              <table:table-cell office:value-type="float" office:value="-169.58">
                <text:p>-169.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8767">
                <text:p>15.8767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5826">
                <text:p>15.5826</text:p>
              </table:table-cell>
              <table:table-cell office:value-type="float" office:value="-170.72">
                <text:p>-170.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956">
                <text:p>15.2956</text:p>
              </table:table-cell>
              <table:table-cell office:value-type="float" office:value="-171.04">
                <text:p>-171.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0155">
                <text:p>15.0155</text:p>
              </table:table-cell>
              <table:table-cell office:value-type="float" office:value="-171.34">
                <text:p>-171.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7421">
                <text:p>14.7421</text:p>
              </table:table-cell>
              <table:table-cell office:value-type="float" office:value="-171.66">
                <text:p>-171.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4751">
                <text:p>14.4751</text:p>
              </table:table-cell>
              <table:table-cell office:value-type="float" office:value="-172.01">
                <text:p>-172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2144">
                <text:p>14.2144</text:p>
              </table:table-cell>
              <table:table-cell office:value-type="float" office:value="-172.4">
                <text:p>-172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9598">
                <text:p>13.9598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711">
                <text:p>13.711</text:p>
              </table:table-cell>
              <table:table-cell office:value-type="float" office:value="-173.18">
                <text:p>-173.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4679">
                <text:p>13.4679</text:p>
              </table:table-cell>
              <table:table-cell office:value-type="float" office:value="-173.59">
                <text:p>-173.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2303">
                <text:p>13.2303</text:p>
              </table:table-cell>
              <table:table-cell office:value-type="float" office:value="-173.97">
                <text:p>-173.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998">
                <text:p>12.998</text:p>
              </table:table-cell>
              <table:table-cell office:value-type="float" office:value="-174.32">
                <text:p>-174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771">
                <text:p>12.771</text:p>
              </table:table-cell>
              <table:table-cell office:value-type="float" office:value="-174.65">
                <text:p>-174.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5489">
                <text:p>12.5489</text:p>
              </table:table-cell>
              <table:table-cell office:value-type="float" office:value="-174.96">
                <text:p>-174.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3317">
                <text:p>12.3317</text:p>
              </table:table-cell>
              <table:table-cell office:value-type="float" office:value="-175.24">
                <text:p>-175.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1193">
                <text:p>12.1193</text:p>
              </table:table-cell>
              <table:table-cell office:value-type="float" office:value="-175.51">
                <text:p>-175.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9115">
                <text:p>11.9115</text:p>
              </table:table-cell>
              <table:table-cell office:value-type="float" office:value="-175.81">
                <text:p>-175.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7081">
                <text:p>11.7081</text:p>
              </table:table-cell>
              <table:table-cell office:value-type="float" office:value="-176.11">
                <text:p>-176.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5091">
                <text:p>11.5091</text:p>
              </table:table-cell>
              <table:table-cell office:value-type="float" office:value="-176.42">
                <text:p>-176.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3144">
                <text:p>11.3144</text:p>
              </table:table-cell>
              <table:table-cell office:value-type="float" office:value="-176.77">
                <text:p>-176.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1237">
                <text:p>11.1237</text:p>
              </table:table-cell>
              <table:table-cell office:value-type="float" office:value="-177.13">
                <text:p>-177.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937">
                <text:p>10.937</text:p>
              </table:table-cell>
              <table:table-cell office:value-type="float" office:value="-177.49">
                <text:p>-177.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7542">
                <text:p>10.7542</text:p>
              </table:table-cell>
              <table:table-cell office:value-type="float" office:value="-177.83">
                <text:p>-177.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5751">
                <text:p>10.5751</text:p>
              </table:table-cell>
              <table:table-cell office:value-type="float" office:value="-178.13">
                <text:p>-178.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3998">
                <text:p>10.3998</text:p>
              </table:table-cell>
              <table:table-cell office:value-type="float" office:value="-178.42">
                <text:p>-178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228">
                <text:p>10.228</text:p>
              </table:table-cell>
              <table:table-cell office:value-type="float" office:value="-178.71">
                <text:p>-178.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0597">
                <text:p>10.0597</text:p>
              </table:table-cell>
              <table:table-cell office:value-type="float" office:value="-178.96">
                <text:p>-178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